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ur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3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4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5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6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7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8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9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10" style:parent-style-name="NurText" style:family="paragraph">
      <style:paragraph-properties fo:text-align="center"/>
      <style:text-properties style:font-name="Courier New" style:font-name-complex="Courier New" fo:font-weight="bold" style:font-weight-asian="bold" fo:font-size="18pt" style:font-size-asian="18pt" style:font-size-complex="18pt"/>
    </style:style>
    <style:style style:name="P11" style:parent-style-name="NurText" style:family="paragraph">
      <style:text-properties style:font-name="Courier New" style:font-name-complex="Courier New"/>
    </style:style>
    <style:style style:name="P12" style:parent-style-name="NurText" style:family="paragraph">
      <style:text-properties style:font-name="Courier New" style:font-name-complex="Courier New"/>
    </style:style>
    <style:style style:name="P13" style:parent-style-name="NurText" style:family="paragraph">
      <style:text-properties style:font-name="Courier New" style:font-name-complex="Courier New"/>
    </style:style>
    <style:style style:name="P14" style:parent-style-name="NurText" style:family="paragraph">
      <style:text-properties style:font-name="Courier New" style:font-name-complex="Courier New"/>
    </style:style>
    <style:style style:name="P15" style:parent-style-name="NurText" style:family="paragraph">
      <style:text-properties style:font-name="Courier New" style:font-name-complex="Courier New"/>
    </style:style>
    <style:style style:name="P16" style:parent-style-name="NurText" style:family="paragraph">
      <style:text-properties style:font-name="Courier New" style:font-name-complex="Courier New"/>
    </style:style>
    <style:style style:name="P17" style:parent-style-name="NurText" style:family="paragraph">
      <style:text-properties style:font-name="Courier New" style:font-name-complex="Courier New"/>
    </style:style>
    <style:style style:name="P18" style:parent-style-name="NurText" style:family="paragraph">
      <style:text-properties style:font-name="Courier New" style:font-name-complex="Courier New"/>
    </style:style>
    <style:style style:name="P19" style:parent-style-name="NurText" style:family="paragraph">
      <style:text-properties style:font-name="Courier New" style:font-name-complex="Courier New"/>
    </style:style>
    <style:style style:name="P20" style:parent-style-name="NurText" style:family="paragraph">
      <style:text-properties style:font-name="Courier New" style:font-name-complex="Courier New"/>
    </style:style>
    <style:style style:name="P21" style:parent-style-name="NurText" style:family="paragraph">
      <style:text-properties style:font-name="Courier New" style:font-name-complex="Courier New"/>
    </style:style>
    <style:style style:name="P22" style:parent-style-name="NurText" style:family="paragraph">
      <style:text-properties style:font-name="Courier New" style:font-name-complex="Courier New"/>
    </style:style>
    <style:style style:name="P23" style:parent-style-name="NurText" style:family="paragraph">
      <style:text-properties style:font-name="Courier New" style:font-name-complex="Courier New"/>
    </style:style>
    <style:style style:name="P24" style:parent-style-name="NurText" style:family="paragraph">
      <style:text-properties style:font-name="Courier New" style:font-name-complex="Courier New"/>
    </style:style>
    <style:style style:name="P25" style:parent-style-name="NurText" style:family="paragraph">
      <style:text-properties style:font-name="Courier New" style:font-name-complex="Courier New"/>
    </style:style>
    <style:style style:name="P26" style:parent-style-name="NurText" style:family="paragraph">
      <style:text-properties style:font-name="Courier New" style:font-name-complex="Courier New"/>
    </style:style>
    <style:style style:name="P27" style:parent-style-name="NurText" style:family="paragraph">
      <style:text-properties style:font-name="Courier New" style:font-name-complex="Courier New"/>
    </style:style>
    <style:style style:name="P28" style:parent-style-name="NurText" style:family="paragraph">
      <style:text-properties style:font-name="Courier New" style:font-name-complex="Courier New"/>
    </style:style>
    <style:style style:name="P29" style:parent-style-name="NurText" style:family="paragraph">
      <style:text-properties style:font-name="Courier New" style:font-name-complex="Courier New"/>
    </style:style>
    <style:style style:name="P30" style:parent-style-name="NurText" style:family="paragraph">
      <style:text-properties style:font-name="Courier New" style:font-name-complex="Courier New"/>
    </style:style>
    <style:style style:name="P31" style:parent-style-name="NurText" style:family="paragraph">
      <style:text-properties style:font-name="Courier New" style:font-name-complex="Courier New"/>
    </style:style>
    <style:style style:name="P32" style:parent-style-name="NurText" style:family="paragraph">
      <style:text-properties style:font-name="Courier New" style:font-name-complex="Courier New"/>
    </style:style>
    <style:style style:name="P33" style:parent-style-name="NurText" style:family="paragraph">
      <style:text-properties style:font-name="Courier New" style:font-name-complex="Courier New"/>
    </style:style>
    <style:style style:name="P34" style:parent-style-name="NurText" style:family="paragraph">
      <style:text-properties style:font-name="Courier New" style:font-name-complex="Courier New"/>
    </style:style>
    <style:style style:name="P35" style:parent-style-name="NurText" style:family="paragraph">
      <style:text-properties style:font-name="Courier New" style:font-name-complex="Courier New"/>
    </style:style>
    <style:style style:name="P36" style:parent-style-name="NurText" style:family="paragraph">
      <style:text-properties style:font-name="Courier New" style:font-name-complex="Courier New"/>
    </style:style>
    <style:style style:name="P37" style:parent-style-name="NurText" style:family="paragraph">
      <style:text-properties style:font-name="Courier New" style:font-name-complex="Courier New"/>
    </style:style>
    <style:style style:name="P38" style:parent-style-name="NurText" style:family="paragraph">
      <style:text-properties style:font-name="Courier New" style:font-name-complex="Courier New"/>
    </style:style>
    <style:style style:name="P39" style:parent-style-name="NurText" style:family="paragraph">
      <style:text-properties style:font-name="Courier New" style:font-name-complex="Courier New"/>
    </style:style>
    <style:style style:name="P40" style:parent-style-name="NurText" style:family="paragraph">
      <style:text-properties style:font-name="Courier New" style:font-name-complex="Courier New"/>
    </style:style>
    <style:style style:name="P41" style:parent-style-name="NurText" style:family="paragraph">
      <style:text-properties style:font-name="Courier New" style:font-name-complex="Courier New"/>
    </style:style>
    <style:style style:name="P42" style:parent-style-name="NurText" style:family="paragraph">
      <style:text-properties style:font-name="Courier New" style:font-name-complex="Courier New"/>
    </style:style>
    <style:style style:name="P43" style:parent-style-name="NurText" style:family="paragraph">
      <style:text-properties style:font-name="Courier New" style:font-name-complex="Courier New"/>
    </style:style>
    <style:style style:name="P44" style:parent-style-name="NurText" style:family="paragraph">
      <style:text-properties style:font-name="Courier New" style:font-name-complex="Courier New"/>
    </style:style>
    <style:style style:name="P45" style:parent-style-name="NurText" style:family="paragraph">
      <style:text-properties style:font-name="Courier New" style:font-name-complex="Courier New"/>
    </style:style>
    <style:style style:name="P46" style:parent-style-name="NurText" style:family="paragraph">
      <style:text-properties style:font-name="Courier New" style:font-name-complex="Courier New"/>
    </style:style>
    <style:style style:name="P47" style:parent-style-name="NurText" style:family="paragraph">
      <style:text-properties style:font-name="Courier New" style:font-name-complex="Courier New"/>
    </style:style>
    <style:style style:name="P48" style:parent-style-name="NurText" style:family="paragraph">
      <style:paragraph-properties fo:text-align="center"/>
      <style:text-properties style:font-name="Courier New" style:font-name-complex="Courier New"/>
    </style:style>
    <style:style style:name="P49" style:parent-style-name="Standard" style:family="paragraph">
      <style:paragraph-properties fo:break-before="page"/>
    </style:style>
    <style:style style:name="P50" style:parent-style-name="NurText" style:family="paragraph">
      <style:text-properties style:font-name="Courier New" style:font-name-complex="Courier New"/>
    </style:style>
    <style:style style:name="T51" style:parent-style-name="Absatz-Standardschriftart" style:family="text">
      <style:text-properties style:font-name="Courier New" style:font-name-complex="Courier New" fo:font-weight="bold" style:font-weight-asian="bold"/>
    </style:style>
    <style:style style:name="P52" style:parent-style-name="NurText" style:family="paragraph">
      <style:text-properties style:font-name="Courier New" style:font-name-complex="Courier New"/>
    </style:style>
    <style:style style:name="P53" style:parent-style-name="NurText" style:family="paragraph">
      <style:text-properties style:font-name="Courier New" style:font-name-complex="Courier New"/>
    </style:style>
    <style:style style:name="P54" style:parent-style-name="NurText" style:family="paragraph">
      <style:text-properties style:font-name="Courier New" style:font-name-complex="Courier New"/>
    </style:style>
    <style:style style:name="P55" style:parent-style-name="NurText" style:family="paragraph">
      <style:text-properties style:font-name="Courier New" style:font-name-complex="Courier New"/>
    </style:style>
    <style:style style:name="P56" style:parent-style-name="NurText" style:family="paragraph">
      <style:text-properties style:font-name="Courier New" style:font-name-complex="Courier New"/>
    </style:style>
    <style:style style:name="P57" style:parent-style-name="NurText" style:family="paragraph">
      <style:text-properties style:font-name="Courier New" style:font-name-complex="Courier New"/>
    </style:style>
    <style:style style:name="P58" style:parent-style-name="NurText" style:family="paragraph">
      <style:text-properties style:font-name="Courier New" style:font-name-complex="Courier New"/>
    </style:style>
    <style:style style:name="P59" style:parent-style-name="NurText" style:family="paragraph">
      <style:text-properties style:font-name="Courier New" style:font-name-complex="Courier New"/>
    </style:style>
    <style:style style:name="P60" style:parent-style-name="NurText" style:family="paragraph">
      <style:text-properties style:font-name="Courier New" style:font-name-complex="Courier New"/>
    </style:style>
    <style:style style:name="P61" style:parent-style-name="NurText" style:family="paragraph">
      <style:text-properties style:font-name="Courier New" style:font-name-complex="Courier New"/>
    </style:style>
    <style:style style:name="P62" style:parent-style-name="NurText" style:family="paragraph">
      <style:text-properties style:font-name="Courier New" style:font-name-complex="Courier New"/>
    </style:style>
    <style:style style:name="P63" style:parent-style-name="NurText" style:family="paragraph">
      <style:text-properties style:font-name="Courier New" style:font-name-complex="Courier New"/>
    </style:style>
    <style:style style:name="P64" style:parent-style-name="NurText" style:family="paragraph">
      <style:text-properties style:font-name="Courier New" style:font-name-complex="Courier New"/>
    </style:style>
    <style:style style:name="P65" style:parent-style-name="NurText" style:family="paragraph">
      <style:text-properties style:font-name="Courier New" style:font-name-complex="Courier New"/>
    </style:style>
    <style:style style:name="P66" style:parent-style-name="NurText" style:family="paragraph">
      <style:text-properties style:font-name="Courier New" style:font-name-complex="Courier New"/>
    </style:style>
    <style:style style:name="P67" style:parent-style-name="NurText" style:family="paragraph">
      <style:text-properties style:font-name="Courier New" style:font-name-complex="Courier New"/>
    </style:style>
    <style:style style:name="P68" style:parent-style-name="NurText" style:family="paragraph">
      <style:text-properties style:font-name="Courier New" style:font-name-complex="Courier New"/>
    </style:style>
    <style:style style:name="P69" style:parent-style-name="NurText" style:family="paragraph">
      <style:text-properties style:font-name="Courier New" style:font-name-complex="Courier New"/>
    </style:style>
    <style:style style:name="P70" style:parent-style-name="NurText" style:family="paragraph">
      <style:text-properties style:font-name="Courier New" style:font-name-complex="Courier New"/>
    </style:style>
    <style:style style:name="P71" style:parent-style-name="NurText" style:family="paragraph">
      <style:text-properties style:font-name="Courier New" style:font-name-complex="Courier New"/>
    </style:style>
    <style:style style:name="P72" style:parent-style-name="NurText" style:family="paragraph">
      <style:text-properties style:font-name="Courier New" style:font-name-complex="Courier New"/>
    </style:style>
    <style:style style:name="P73" style:parent-style-name="NurText" style:family="paragraph">
      <style:text-properties style:font-name="Courier New" style:font-name-complex="Courier New"/>
    </style:style>
    <style:style style:name="P74" style:parent-style-name="NurText" style:family="paragraph">
      <style:text-properties style:font-name="Courier New" style:font-name-complex="Courier New"/>
    </style:style>
    <style:style style:name="P75" style:parent-style-name="NurText" style:family="paragraph">
      <style:text-properties style:font-name="Courier New" style:font-name-complex="Courier New"/>
    </style:style>
    <style:style style:name="P76" style:parent-style-name="NurText" style:family="paragraph">
      <style:text-properties style:font-name="Courier New" style:font-name-complex="Courier New"/>
    </style:style>
    <style:style style:name="P77" style:parent-style-name="NurText" style:family="paragraph">
      <style:text-properties style:font-name="Courier New" style:font-name-complex="Courier New"/>
    </style:style>
    <style:style style:name="P78" style:parent-style-name="NurText" style:family="paragraph">
      <style:text-properties style:font-name="Courier New" style:font-name-complex="Courier New"/>
    </style:style>
    <style:style style:name="P79" style:parent-style-name="Standard" style:family="paragraph">
      <style:paragraph-properties fo:break-before="page"/>
    </style:style>
    <style:style style:name="P80" style:parent-style-name="NurText" style:family="paragraph">
      <style:text-properties style:font-name="Courier New" style:font-name-complex="Courier New" fo:font-weight="bold" style:font-weight-asian="bold"/>
    </style:style>
    <style:style style:name="P81" style:parent-style-name="NurText" style:family="paragraph">
      <style:text-properties style:font-name="Courier New" style:font-name-complex="Courier New"/>
    </style:style>
    <style:style style:name="P82" style:parent-style-name="NurText" style:family="paragraph">
      <style:text-properties style:font-name="Courier New" style:font-name-complex="Courier New"/>
    </style:style>
    <style:style style:name="P83" style:parent-style-name="NurText" style:family="paragraph">
      <style:paragraph-properties fo:text-align="justify"/>
      <style:text-properties style:font-name="Courier New" style:font-name-complex="Courier New"/>
    </style:style>
    <style:style style:name="P84" style:parent-style-name="NurText" style:family="paragraph">
      <style:paragraph-properties fo:text-align="justify"/>
      <style:text-properties style:font-name="Courier New" style:font-name-complex="Courier New"/>
    </style:style>
    <style:style style:name="P85" style:parent-style-name="NurText" style:family="paragraph">
      <style:paragraph-properties fo:text-align="justify"/>
      <style:text-properties style:font-name="Courier New" style:font-name-complex="Courier New"/>
    </style:style>
    <style:style style:name="P86" style:parent-style-name="NurText" style:family="paragraph">
      <style:paragraph-properties fo:text-align="justify"/>
      <style:text-properties style:font-name="Courier New" style:font-name-complex="Courier New"/>
    </style:style>
    <style:style style:name="P87" style:parent-style-name="NurText" style:family="paragraph">
      <style:paragraph-properties fo:text-align="justify"/>
      <style:text-properties style:font-name="Courier New" style:font-name-complex="Courier New"/>
    </style:style>
    <style:style style:name="P88" style:parent-style-name="NurText" style:family="paragraph">
      <style:paragraph-properties fo:text-align="justify"/>
      <style:text-properties style:font-name="Courier New" style:font-name-complex="Courier New"/>
    </style:style>
    <style:style style:name="P89" style:parent-style-name="NurText" style:family="paragraph">
      <style:paragraph-properties fo:text-align="justify"/>
      <style:text-properties style:font-name="Courier New" style:font-name-complex="Courier New"/>
    </style:style>
    <style:style style:name="P90" style:parent-style-name="NurText" style:family="paragraph">
      <style:paragraph-properties fo:text-align="justify"/>
      <style:text-properties style:font-name="Courier New" style:font-name-complex="Courier New"/>
    </style:style>
    <style:style style:name="P91" style:parent-style-name="NurText" style:family="paragraph">
      <style:paragraph-properties fo:text-align="justify"/>
      <style:text-properties style:font-name="Courier New" style:font-name-complex="Courier New"/>
    </style:style>
    <style:style style:name="P92" style:parent-style-name="NurText" style:family="paragraph">
      <style:paragraph-properties fo:text-align="justify"/>
      <style:text-properties style:font-name="Courier New" style:font-name-complex="Courier New"/>
    </style:style>
    <style:style style:name="P93" style:parent-style-name="NurText" style:family="paragraph">
      <style:paragraph-properties fo:text-align="justify"/>
      <style:text-properties style:font-name="Courier New" style:font-name-complex="Courier New"/>
    </style:style>
    <style:style style:name="P94" style:parent-style-name="NurText" style:family="paragraph">
      <style:paragraph-properties fo:text-align="justify"/>
      <style:text-properties style:font-name="Courier New" style:font-name-complex="Courier New"/>
    </style:style>
    <style:style style:name="P95" style:parent-style-name="NurText" style:family="paragraph">
      <style:paragraph-properties fo:text-align="justify"/>
      <style:text-properties style:font-name="Courier New" style:font-name-complex="Courier New"/>
    </style:style>
    <style:style style:name="P96" style:parent-style-name="NurText" style:family="paragraph">
      <style:paragraph-properties fo:text-align="justify"/>
      <style:text-properties style:font-name="Courier New" style:font-name-complex="Courier New"/>
    </style:style>
    <style:style style:name="P97" style:parent-style-name="NurText" style:family="paragraph">
      <style:paragraph-properties fo:text-align="justify"/>
      <style:text-properties style:font-name="Courier New" style:font-name-complex="Courier New"/>
    </style:style>
    <style:style style:name="P98" style:parent-style-name="NurText" style:family="paragraph">
      <style:paragraph-properties fo:text-align="justify"/>
      <style:text-properties style:font-name="Courier New" style:font-name-complex="Courier New"/>
    </style:style>
    <style:style style:name="P99" style:parent-style-name="NurText" style:family="paragraph">
      <style:paragraph-properties fo:text-align="justify"/>
      <style:text-properties style:font-name="Courier New" style:font-name-complex="Courier New"/>
    </style:style>
    <style:style style:name="P100" style:parent-style-name="NurText" style:family="paragraph">
      <style:paragraph-properties fo:text-align="justify"/>
      <style:text-properties style:font-name="Courier New" style:font-name-complex="Courier New"/>
    </style:style>
    <style:style style:name="P101" style:parent-style-name="NurText" style:family="paragraph">
      <style:paragraph-properties fo:text-align="justify"/>
      <style:text-properties style:font-name="Courier New" style:font-name-complex="Courier New"/>
    </style:style>
    <style:style style:name="P102" style:parent-style-name="Standard" style:family="paragraph">
      <style:paragraph-properties fo:break-before="page"/>
    </style:style>
    <style:style style:name="P103" style:parent-style-name="NurText" style:family="paragraph">
      <style:text-properties style:font-name="Courier New" style:font-name-complex="Courier New" fo:font-weight="bold" style:font-weight-asian="bold"/>
    </style:style>
    <style:style style:name="P104" style:parent-style-name="NurText" style:family="paragraph">
      <style:text-properties style:font-name="Courier New" style:font-name-complex="Courier New"/>
    </style:style>
    <style:style style:name="P105" style:parent-style-name="NurText" style:family="paragraph">
      <style:text-properties style:font-name="Courier New" style:font-name-complex="Courier New"/>
    </style:style>
    <style:style style:name="P106" style:parent-style-name="NurText" style:family="paragraph">
      <style:text-properties style:font-name="Courier New" style:font-name-complex="Courier New"/>
    </style:style>
    <style:style style:name="P107" style:parent-style-name="NurText" style:family="paragraph">
      <style:text-properties style:font-name="Courier New" style:font-name-complex="Courier New"/>
    </style:style>
    <style:style style:name="P108" style:parent-style-name="NurText" style:family="paragraph">
      <style:text-properties style:font-name="Courier New" style:font-name-complex="Courier New"/>
    </style:style>
    <style:style style:name="P109" style:parent-style-name="NurText" style:family="paragraph">
      <style:paragraph-properties fo:text-align="justify"/>
      <style:text-properties style:font-name="Courier New" style:font-name-complex="Courier New"/>
    </style:style>
    <style:style style:name="P110" style:parent-style-name="NurText" style:family="paragraph">
      <style:paragraph-properties fo:text-align="justify"/>
      <style:text-properties style:font-name="Courier New" style:font-name-complex="Courier New"/>
    </style:style>
    <style:style style:name="P111" style:parent-style-name="NurText" style:family="paragraph">
      <style:paragraph-properties fo:text-align="justify"/>
      <style:text-properties style:font-name="Courier New" style:font-name-complex="Courier New"/>
    </style:style>
    <style:style style:name="P112" style:parent-style-name="NurText" style:family="paragraph">
      <style:paragraph-properties fo:text-align="justify" fo:text-indent="0.4916in"/>
      <style:text-properties style:font-name="Courier New" style:font-name-complex="Courier New"/>
    </style:style>
    <style:style style:name="P113" style:parent-style-name="NurText" style:family="paragraph">
      <style:paragraph-properties fo:text-align="justify" fo:text-indent="0.4916in"/>
      <style:text-properties style:font-name="Courier New" style:font-name-complex="Courier New"/>
    </style:style>
    <style:style style:name="P114" style:parent-style-name="NurText" style:family="paragraph">
      <style:paragraph-properties fo:text-align="justify" fo:text-indent="0.4916in"/>
      <style:text-properties style:font-name="Courier New" style:font-name-complex="Courier New"/>
    </style:style>
    <style:style style:name="P115" style:parent-style-name="NurText" style:family="paragraph">
      <style:paragraph-properties fo:text-align="justify" fo:text-indent="0.4916in"/>
      <style:text-properties style:font-name="Courier New" style:font-name-complex="Courier New"/>
    </style:style>
    <style:style style:name="P116" style:parent-style-name="NurText" style:family="paragraph">
      <style:paragraph-properties fo:text-align="justify"/>
      <style:text-properties style:font-name="Courier New" style:font-name-complex="Courier New"/>
    </style:style>
    <style:style style:name="P117" style:parent-style-name="NurText" style:family="paragraph">
      <style:paragraph-properties fo:text-align="justify" fo:margin-left="1.475in" fo:text-indent="0.4916in">
        <style:tab-stops/>
      </style:paragraph-properties>
      <style:text-properties style:font-name="Courier New" style:font-name-complex="Courier New"/>
    </style:style>
    <style:style style:name="P118" style:parent-style-name="NurText" style:family="paragraph">
      <style:paragraph-properties fo:text-align="justify"/>
      <style:text-properties style:font-name="Courier New" style:font-name-complex="Courier New"/>
    </style:style>
    <style:style style:name="P119" style:parent-style-name="NurText" style:family="paragraph">
      <style:paragraph-properties fo:text-align="justify"/>
      <style:text-properties style:font-name="Courier New" style:font-name-complex="Courier New"/>
    </style:style>
    <style:style style:name="P120" style:parent-style-name="NurText" style:family="paragraph">
      <style:paragraph-properties fo:text-align="justify"/>
      <style:text-properties style:font-name="Courier New" style:font-name-complex="Courier New"/>
    </style:style>
    <style:style style:name="P121" style:parent-style-name="NurText" style:family="paragraph">
      <style:paragraph-properties fo:text-align="justify"/>
      <style:text-properties style:font-name="Courier New" style:font-name-complex="Courier New"/>
    </style:style>
    <style:style style:name="P122" style:parent-style-name="NurText" style:family="paragraph">
      <style:paragraph-properties fo:text-align="justify"/>
      <style:text-properties style:font-name="Courier New" style:font-name-complex="Courier New"/>
    </style:style>
    <style:style style:name="P123" style:parent-style-name="NurText" style:family="paragraph">
      <style:paragraph-properties fo:text-align="justify"/>
      <style:text-properties style:font-name="Courier New" style:font-name-complex="Courier New"/>
    </style:style>
    <style:style style:name="P124" style:parent-style-name="NurText" style:family="paragraph">
      <style:paragraph-properties fo:text-align="justify" fo:text-indent="0.4916in"/>
      <style:text-properties style:font-name="Courier New" style:font-name-complex="Courier New"/>
    </style:style>
    <style:style style:name="P125" style:parent-style-name="NurText" style:family="paragraph">
      <style:paragraph-properties fo:text-align="justify"/>
      <style:text-properties style:font-name="Courier New" style:font-name-complex="Courier New"/>
    </style:style>
    <style:style style:name="P126" style:parent-style-name="NurText" style:family="paragraph">
      <style:paragraph-properties fo:text-align="justify"/>
      <style:text-properties style:font-name="Courier New" style:font-name-complex="Courier New"/>
    </style:style>
    <style:style style:name="P127" style:parent-style-name="NurText" style:family="paragraph">
      <style:paragraph-properties fo:text-align="justify"/>
      <style:text-properties style:font-name="Courier New" style:font-name-complex="Courier New"/>
    </style:style>
    <style:style style:name="P128" style:parent-style-name="NurText" style:family="paragraph">
      <style:paragraph-properties fo:text-align="justify"/>
      <style:text-properties style:font-name="Courier New" style:font-name-complex="Courier New"/>
    </style:style>
    <style:style style:name="P129" style:parent-style-name="NurText" style:family="paragraph">
      <style:paragraph-properties fo:text-align="justify"/>
      <style:text-properties style:font-name="Courier New" style:font-name-complex="Courier New"/>
    </style:style>
    <style:style style:name="P130" style:parent-style-name="NurText" style:family="paragraph">
      <style:paragraph-properties fo:text-align="justify"/>
      <style:text-properties style:font-name="Courier New" style:font-name-complex="Courier New"/>
    </style:style>
    <style:style style:name="P131" style:parent-style-name="NurText" style:family="paragraph">
      <style:paragraph-properties fo:text-align="justify"/>
      <style:text-properties style:font-name="Courier New" style:font-name-complex="Courier New"/>
    </style:style>
    <style:style style:name="P132" style:parent-style-name="NurText" style:family="paragraph">
      <style:paragraph-properties fo:text-align="justify"/>
      <style:text-properties style:font-name="Courier New" style:font-name-complex="Courier New"/>
    </style:style>
    <style:style style:name="P133" style:parent-style-name="NurText" style:family="paragraph">
      <style:paragraph-properties fo:text-align="justify"/>
      <style:text-properties style:font-name="Courier New" style:font-name-complex="Courier New"/>
    </style:style>
    <style:style style:name="P134" style:parent-style-name="NurText" style:family="paragraph">
      <style:paragraph-properties fo:text-align="justify"/>
      <style:text-properties style:font-name="Courier New" style:font-name-complex="Courier New"/>
    </style:style>
    <style:style style:name="P135" style:parent-style-name="NurText" style:family="paragraph">
      <style:paragraph-properties fo:text-align="justify"/>
      <style:text-properties style:font-name="Courier New" style:font-name-complex="Courier New"/>
    </style:style>
    <style:style style:name="P136" style:parent-style-name="NurText" style:family="paragraph">
      <style:paragraph-properties fo:text-align="justify"/>
      <style:text-properties style:font-name="Courier New" style:font-name-complex="Courier New"/>
    </style:style>
    <style:style style:name="P137" style:parent-style-name="NurText" style:family="paragraph">
      <style:paragraph-properties fo:text-align="justify"/>
      <style:text-properties style:font-name="Courier New" style:font-name-complex="Courier New"/>
    </style:style>
    <style:style style:name="P138" style:parent-style-name="NurText" style:family="paragraph">
      <style:text-properties style:font-name="Courier New" style:font-name-complex="Courier New"/>
    </style:style>
    <style:style style:name="P139" style:parent-style-name="NurText" style:family="paragraph">
      <style:text-properties style:font-name="Courier New" style:font-name-complex="Courier New"/>
    </style:style>
    <style:style style:name="P140" style:parent-style-name="NurText" style:family="paragraph">
      <style:text-properties style:font-name="Courier New" style:font-name-complex="Courier New"/>
    </style:style>
    <style:style style:name="P141" style:parent-style-name="NurText" style:family="paragraph">
      <style:text-properties style:font-name="Courier New" style:font-name-complex="Courier New"/>
    </style:style>
    <style:style style:name="P142" style:parent-style-name="NurText" style:family="paragraph">
      <style:text-properties style:font-name="Courier New" style:font-name-complex="Courier New"/>
    </style:style>
    <style:style style:name="P143" style:parent-style-name="NurText" style:family="paragraph">
      <style:text-properties style:font-name="Courier New" style:font-name-complex="Courier New"/>
    </style:style>
    <style:style style:name="P144" style:parent-style-name="NurText" style:family="paragraph">
      <style:text-properties style:font-name="Courier New" style:font-name-complex="Courier New"/>
    </style:style>
    <style:style style:name="P145" style:parent-style-name="NurText" style:family="paragraph">
      <style:text-properties style:font-name="Courier New" style:font-name-complex="Courier New"/>
    </style:style>
    <style:style style:name="P146" style:parent-style-name="NurText" style:family="paragraph">
      <style:text-properties style:font-name="Courier New" style:font-name-complex="Courier New"/>
    </style:style>
    <style:style style:name="P147" style:parent-style-name="NurText" style:family="paragraph">
      <style:text-properties style:font-name="Courier New" style:font-name-complex="Courier New"/>
    </style:style>
    <style:style style:name="P148" style:parent-style-name="NurText" style:family="paragraph">
      <style:paragraph-properties fo:text-align="justify"/>
      <style:text-properties style:font-name="Courier New" style:font-name-complex="Courier New"/>
    </style:style>
    <style:style style:name="P149" style:parent-style-name="NurText" style:family="paragraph">
      <style:paragraph-properties fo:text-align="justify"/>
      <style:text-properties style:font-name="Courier New" style:font-name-complex="Courier New"/>
    </style:style>
    <style:style style:name="P150" style:parent-style-name="NurText" style:family="paragraph">
      <style:paragraph-properties fo:text-align="justify"/>
      <style:text-properties style:font-name="Courier New" style:font-name-complex="Courier New"/>
    </style:style>
    <style:style style:name="P151" style:parent-style-name="NurText" style:family="paragraph">
      <style:text-properties style:font-name="Courier New" style:font-name-complex="Courier New"/>
    </style:style>
    <style:style style:name="P152" style:parent-style-name="NurText" style:family="paragraph">
      <style:text-properties style:font-name="Courier New" style:font-name-complex="Courier New"/>
    </style:style>
    <style:style style:name="P153" style:parent-style-name="NurText" style:family="paragraph">
      <style:text-properties style:font-name="Courier New" style:font-name-complex="Courier New"/>
    </style:style>
    <style:style style:name="P154" style:parent-style-name="NurText" style:family="paragraph">
      <style:text-properties style:font-name="Courier New" style:font-name-complex="Courier New"/>
    </style:style>
    <style:style style:name="P155" style:parent-style-name="NurText" style:family="paragraph">
      <style:text-properties style:font-name="Courier New" style:font-name-complex="Courier New"/>
    </style:style>
    <style:style style:name="P156" style:parent-style-name="NurText" style:family="paragraph">
      <style:text-properties style:font-name="Courier New" style:font-name-complex="Courier New"/>
    </style:style>
    <style:style style:name="P157" style:parent-style-name="NurText" style:family="paragraph">
      <style:text-properties style:font-name="Courier New" style:font-name-complex="Courier New"/>
    </style:style>
    <style:style style:name="P158" style:parent-style-name="NurText" style:family="paragraph">
      <style:text-properties style:font-name="Courier New" style:font-name-complex="Courier New"/>
    </style:style>
    <style:style style:name="P159" style:parent-style-name="NurText" style:family="paragraph">
      <style:paragraph-properties fo:text-align="justify"/>
      <style:text-properties style:font-name="Courier New" style:font-name-complex="Courier New"/>
    </style:style>
    <style:style style:name="P160" style:parent-style-name="NurText" style:family="paragraph">
      <style:paragraph-properties fo:text-align="justify"/>
      <style:text-properties style:font-name="Courier New" style:font-name-complex="Courier New"/>
    </style:style>
    <style:style style:name="P161" style:parent-style-name="NurText" style:family="paragraph">
      <style:paragraph-properties fo:text-align="justify"/>
      <style:text-properties style:font-name="Courier New" style:font-name-complex="Courier New"/>
    </style:style>
    <style:style style:name="P162" style:parent-style-name="NurText" style:family="paragraph">
      <style:paragraph-properties fo:text-align="justify"/>
      <style:text-properties style:font-name="Courier New" style:font-name-complex="Courier New"/>
    </style:style>
    <style:style style:name="P163" style:parent-style-name="NurText" style:family="paragraph">
      <style:paragraph-properties fo:text-align="justify"/>
      <style:text-properties style:font-name="Courier New" style:font-name-complex="Courier New"/>
    </style:style>
    <style:style style:name="P164" style:parent-style-name="NurText" style:family="paragraph">
      <style:paragraph-properties fo:text-align="justify"/>
      <style:text-properties style:font-name="Courier New" style:font-name-complex="Courier New"/>
    </style:style>
    <style:style style:name="P165" style:parent-style-name="NurText" style:family="paragraph">
      <style:paragraph-properties fo:text-align="justify"/>
      <style:text-properties style:font-name="Courier New" style:font-name-complex="Courier New"/>
    </style:style>
    <style:style style:name="P166" style:parent-style-name="NurText" style:family="paragraph">
      <style:paragraph-properties fo:text-align="justify"/>
      <style:text-properties style:font-name="Courier New" style:font-name-complex="Courier New"/>
    </style:style>
    <style:style style:name="P167" style:parent-style-name="NurText" style:family="paragraph">
      <style:text-properties style:font-name="Courier New" style:font-name-complex="Courier New"/>
    </style:style>
    <style:style style:name="P168" style:parent-style-name="NurText" style:family="paragraph">
      <style:text-properties style:font-name="Courier New" style:font-name-complex="Courier New"/>
    </style:style>
    <style:style style:name="P169" style:parent-style-name="NurText" style:family="paragraph">
      <style:paragraph-properties fo:text-align="justify"/>
      <style:text-properties style:font-name="Courier New" style:font-name-complex="Courier New"/>
    </style:style>
    <style:style style:name="P170" style:parent-style-name="NurText" style:family="paragraph">
      <style:paragraph-properties fo:text-align="justify"/>
      <style:text-properties style:font-name="Courier New" style:font-name-complex="Courier New"/>
    </style:style>
    <style:style style:name="P171" style:parent-style-name="NurText" style:family="paragraph">
      <style:paragraph-properties fo:text-align="justify"/>
      <style:text-properties style:font-name="Courier New" style:font-name-complex="Courier New"/>
    </style:style>
    <style:style style:name="P172" style:parent-style-name="NurText" style:family="paragraph">
      <style:paragraph-properties fo:text-align="justify"/>
      <style:text-properties style:font-name="Courier New" style:font-name-complex="Courier New"/>
    </style:style>
    <style:style style:name="P173" style:parent-style-name="NurText" style:family="paragraph">
      <style:paragraph-properties fo:text-align="justify"/>
      <style:text-properties style:font-name="Courier New" style:font-name-complex="Courier New"/>
    </style:style>
    <style:style style:name="P174" style:parent-style-name="NurText" style:family="paragraph">
      <style:paragraph-properties fo:text-align="justify"/>
      <style:text-properties style:font-name="Courier New" style:font-name-complex="Courier New"/>
    </style:style>
    <style:style style:name="P175" style:parent-style-name="Standard" style:family="paragraph">
      <style:text-properties style:font-name="Courier New" style:font-name-complex="Courier New" fo:font-size="10.5pt" style:font-size-asian="10.5pt" style:font-size-complex="10.5pt"/>
    </style:style>
    <style:style style:name="P176" style:parent-style-name="Standard" style:family="paragraph">
      <style:text-properties style:font-name="Courier New" style:font-name-complex="Courier New" fo:font-size="10.5pt" style:font-size-asian="10.5pt" style:font-size-complex="10.5pt"/>
    </style:style>
    <style:style style:name="P177" style:parent-style-name="NurText" style:family="paragraph">
      <style:text-properties style:font-name="Courier New" style:font-name-complex="Courier New"/>
    </style:style>
    <style:style style:name="P178" style:parent-style-name="NurText" style:family="paragraph">
      <style:paragraph-properties fo:text-align="justify"/>
      <style:text-properties style:font-name="Courier New" style:font-name-complex="Courier New"/>
    </style:style>
    <style:style style:name="P179" style:parent-style-name="NurText" style:family="paragraph">
      <style:paragraph-properties fo:text-align="justify"/>
      <style:text-properties style:font-name="Courier New" style:font-name-complex="Courier New"/>
    </style:style>
    <style:style style:name="P180" style:parent-style-name="NurText" style:family="paragraph">
      <style:paragraph-properties fo:text-align="justify"/>
      <style:text-properties style:font-name="Courier New" style:font-name-complex="Courier New"/>
    </style:style>
    <style:style style:name="P181" style:parent-style-name="NurText" style:family="paragraph">
      <style:paragraph-properties fo:text-align="justify"/>
      <style:text-properties style:font-name="Courier New" style:font-name-complex="Courier New"/>
    </style:style>
    <style:style style:name="P182" style:parent-style-name="NurText" style:family="paragraph">
      <style:paragraph-properties fo:text-align="justify"/>
      <style:text-properties style:font-name="Courier New" style:font-name-complex="Courier New"/>
    </style:style>
    <style:style style:name="P183" style:parent-style-name="NurText" style:family="paragraph">
      <style:paragraph-properties fo:text-align="justify"/>
      <style:text-properties style:font-name="Courier New" style:font-name-complex="Courier New"/>
    </style:style>
    <style:style style:name="P184" style:parent-style-name="NurText" style:family="paragraph">
      <style:paragraph-properties fo:text-align="justify"/>
      <style:text-properties style:font-name="Courier New" style:font-name-complex="Courier New"/>
    </style:style>
    <style:style style:name="P185" style:parent-style-name="NurText" style:family="paragraph">
      <style:paragraph-properties fo:text-align="justify"/>
      <style:text-properties style:font-name="Courier New" style:font-name-complex="Courier New"/>
    </style:style>
    <style:style style:name="P186" style:parent-style-name="NurText" style:family="paragraph">
      <style:paragraph-properties fo:text-align="justify"/>
      <style:text-properties style:font-name="Courier New" style:font-name-complex="Courier New"/>
    </style:style>
    <style:style style:name="P187" style:parent-style-name="NurText" style:family="paragraph">
      <style:paragraph-properties fo:text-align="justify"/>
      <style:text-properties style:font-name="Courier New" style:font-name-complex="Courier New"/>
    </style:style>
    <style:style style:name="P188" style:parent-style-name="NurText" style:family="paragraph">
      <style:paragraph-properties fo:text-align="justify"/>
      <style:text-properties style:font-name="Courier New" style:font-name-complex="Courier New"/>
    </style:style>
    <style:style style:name="P189" style:parent-style-name="NurText" style:family="paragraph">
      <style:paragraph-properties fo:text-align="justify"/>
      <style:text-properties style:font-name="Courier New" style:font-name-complex="Courier New"/>
    </style:style>
    <style:style style:name="P190" style:parent-style-name="NurText" style:family="paragraph">
      <style:paragraph-properties fo:text-align="justify"/>
      <style:text-properties style:font-name="Courier New" style:font-name-complex="Courier New"/>
    </style:style>
    <style:style style:name="P191" style:parent-style-name="NurText" style:family="paragraph">
      <style:paragraph-properties fo:text-align="justify"/>
      <style:text-properties style:font-name="Courier New" style:font-name-complex="Courier New"/>
    </style:style>
    <style:style style:name="P192" style:parent-style-name="NurText" style:family="paragraph">
      <style:paragraph-properties fo:text-align="justify"/>
      <style:text-properties style:font-name="Courier New" style:font-name-complex="Courier New"/>
    </style:style>
    <style:style style:name="P193" style:parent-style-name="NurText" style:family="paragraph">
      <style:paragraph-properties fo:text-align="justify"/>
      <style:text-properties style:font-name="Courier New" style:font-name-complex="Courier New"/>
    </style:style>
    <style:style style:name="P194" style:parent-style-name="NurText" style:family="paragraph">
      <style:paragraph-properties fo:text-align="justify"/>
      <style:text-properties style:font-name="Courier New" style:font-name-complex="Courier New"/>
    </style:style>
    <style:style style:name="P195" style:parent-style-name="NurText" style:family="paragraph">
      <style:paragraph-properties fo:text-align="justify"/>
      <style:text-properties style:font-name="Courier New" style:font-name-complex="Courier New"/>
    </style:style>
    <style:style style:name="P196" style:parent-style-name="NurText" style:family="paragraph">
      <style:paragraph-properties fo:text-align="justify"/>
      <style:text-properties style:font-name="Courier New" style:font-name-complex="Courier New"/>
    </style:style>
    <style:style style:name="P197" style:parent-style-name="NurText" style:family="paragraph">
      <style:paragraph-properties fo:text-align="justify"/>
      <style:text-properties style:font-name="Courier New" style:font-name-complex="Courier New"/>
    </style:style>
    <style:style style:name="P198" style:parent-style-name="NurText" style:family="paragraph">
      <style:paragraph-properties fo:text-align="justify"/>
      <style:text-properties style:font-name="Courier New" style:font-name-complex="Courier New"/>
    </style:style>
    <style:style style:name="P199" style:parent-style-name="NurText" style:family="paragraph">
      <style:paragraph-properties fo:text-align="justify"/>
      <style:text-properties style:font-name="Courier New" style:font-name-complex="Courier New"/>
    </style:style>
    <style:style style:name="P200" style:parent-style-name="NurText" style:family="paragraph">
      <style:paragraph-properties fo:text-align="justify"/>
      <style:text-properties style:font-name="Courier New" style:font-name-complex="Courier New"/>
    </style:style>
    <style:style style:name="P201" style:parent-style-name="NurText" style:family="paragraph">
      <style:paragraph-properties fo:text-align="justify"/>
      <style:text-properties style:font-name="Courier New" style:font-name-complex="Courier New"/>
    </style:style>
    <style:style style:name="P202" style:parent-style-name="NurText" style:family="paragraph">
      <style:paragraph-properties fo:text-align="justify"/>
      <style:text-properties style:font-name="Courier New" style:font-name-complex="Courier New"/>
    </style:style>
    <style:style style:name="P203" style:parent-style-name="NurText" style:family="paragraph">
      <style:paragraph-properties fo:text-align="justify"/>
      <style:text-properties style:font-name="Courier New" style:font-name-complex="Courier New"/>
    </style:style>
    <style:style style:name="P204" style:parent-style-name="NurText" style:family="paragraph">
      <style:paragraph-properties fo:text-align="justify"/>
      <style:text-properties style:font-name="Courier New" style:font-name-complex="Courier New"/>
    </style:style>
    <style:style style:name="P205" style:parent-style-name="NurText" style:family="paragraph">
      <style:paragraph-properties fo:text-align="justify"/>
      <style:text-properties style:font-name="Courier New" style:font-name-complex="Courier New"/>
    </style:style>
    <style:style style:name="P206" style:parent-style-name="NurText" style:family="paragraph">
      <style:paragraph-properties fo:text-align="justify"/>
      <style:text-properties style:font-name="Courier New" style:font-name-complex="Courier New"/>
    </style:style>
    <style:style style:name="P207" style:parent-style-name="NurText" style:family="paragraph">
      <style:paragraph-properties fo:text-align="justify"/>
      <style:text-properties style:font-name="Courier New" style:font-name-complex="Courier New"/>
    </style:style>
    <style:style style:name="P208" style:parent-style-name="NurText" style:family="paragraph">
      <style:paragraph-properties fo:text-align="justify"/>
      <style:text-properties style:font-name="Courier New" style:font-name-complex="Courier New"/>
    </style:style>
    <style:style style:name="P209" style:parent-style-name="NurText" style:family="paragraph">
      <style:paragraph-properties fo:text-align="justify"/>
      <style:text-properties style:font-name="Courier New" style:font-name-complex="Courier New"/>
    </style:style>
    <style:style style:name="P210" style:parent-style-name="NurText" style:family="paragraph">
      <style:paragraph-properties fo:text-align="justify"/>
      <style:text-properties style:font-name="Courier New" style:font-name-complex="Courier New"/>
    </style:style>
    <style:style style:name="P211" style:parent-style-name="NurText" style:family="paragraph">
      <style:paragraph-properties fo:text-align="justify"/>
      <style:text-properties style:font-name="Courier New" style:font-name-complex="Courier New"/>
    </style:style>
    <style:style style:name="P212" style:parent-style-name="NurText" style:family="paragraph">
      <style:paragraph-properties fo:text-align="justify"/>
      <style:text-properties style:font-name="Courier New" style:font-name-complex="Courier New"/>
    </style:style>
    <style:style style:name="P213" style:parent-style-name="NurText" style:family="paragraph">
      <style:paragraph-properties fo:text-align="justify"/>
      <style:text-properties style:font-name="Courier New" style:font-name-complex="Courier New"/>
    </style:style>
    <style:style style:name="P214" style:parent-style-name="NurText" style:family="paragraph">
      <style:paragraph-properties fo:text-align="justify"/>
      <style:text-properties style:font-name="Courier New" style:font-name-complex="Courier New"/>
    </style:style>
    <style:style style:name="P215" style:parent-style-name="NurText" style:family="paragraph">
      <style:paragraph-properties fo:text-align="justify"/>
      <style:text-properties style:font-name="Courier New" style:font-name-complex="Courier New"/>
    </style:style>
    <style:style style:name="P216" style:parent-style-name="NurText" style:family="paragraph">
      <style:paragraph-properties fo:text-align="justify" fo:text-indent="0.4916in"/>
      <style:text-properties style:font-name="Courier New" style:font-name-complex="Courier New"/>
    </style:style>
    <style:style style:name="P217" style:parent-style-name="NurText" style:family="paragraph">
      <style:paragraph-properties fo:text-align="justify"/>
      <style:text-properties style:font-name="Courier New" style:font-name-complex="Courier New"/>
    </style:style>
    <style:style style:name="P218" style:parent-style-name="NurText" style:family="paragraph">
      <style:paragraph-properties fo:text-align="justify"/>
      <style:text-properties style:font-name="Courier New" style:font-name-complex="Courier New"/>
    </style:style>
    <style:style style:name="P219" style:parent-style-name="NurText" style:family="paragraph">
      <style:paragraph-properties fo:text-align="justify"/>
      <style:text-properties style:font-name="Courier New" style:font-name-complex="Courier New"/>
    </style:style>
    <style:style style:name="P220" style:parent-style-name="NurText" style:family="paragraph">
      <style:paragraph-properties fo:text-align="justify"/>
      <style:text-properties style:font-name="Courier New" style:font-name-complex="Courier New"/>
    </style:style>
    <style:style style:name="P221" style:parent-style-name="NurText" style:family="paragraph">
      <style:paragraph-properties fo:text-align="justify"/>
      <style:text-properties style:font-name="Courier New" style:font-name-complex="Courier New"/>
    </style:style>
    <style:style style:name="P222" style:parent-style-name="NurText" style:family="paragraph">
      <style:paragraph-properties fo:text-align="justify"/>
      <style:text-properties style:font-name="Courier New" style:font-name-complex="Courier New"/>
    </style:style>
    <style:style style:name="P223" style:parent-style-name="NurText" style:family="paragraph">
      <style:paragraph-properties fo:text-align="justify"/>
      <style:text-properties style:font-name="Courier New" style:font-name-complex="Courier New"/>
    </style:style>
    <style:style style:name="P224" style:parent-style-name="NurText" style:family="paragraph">
      <style:paragraph-properties fo:text-align="justify"/>
      <style:text-properties style:font-name="Courier New" style:font-name-complex="Courier New"/>
    </style:style>
    <style:style style:name="P225" style:parent-style-name="NurText" style:family="paragraph">
      <style:paragraph-properties fo:text-align="justify"/>
      <style:text-properties style:font-name="Courier New" style:font-name-complex="Courier New"/>
    </style:style>
    <style:style style:name="P226" style:parent-style-name="NurText" style:family="paragraph">
      <style:paragraph-properties fo:text-align="justify"/>
      <style:text-properties style:font-name="Courier New" style:font-name-complex="Courier New"/>
    </style:style>
    <style:style style:name="P227" style:parent-style-name="NurText" style:family="paragraph">
      <style:paragraph-properties fo:text-align="justify"/>
      <style:text-properties style:font-name="Courier New" style:font-name-complex="Courier New"/>
    </style:style>
    <style:style style:name="P228" style:parent-style-name="NurText" style:family="paragraph">
      <style:paragraph-properties fo:text-align="justify"/>
      <style:text-properties style:font-name="Courier New" style:font-name-complex="Courier New"/>
    </style:style>
    <style:style style:name="P229" style:parent-style-name="NurText" style:family="paragraph">
      <style:paragraph-properties fo:text-align="justify"/>
      <style:text-properties style:font-name="Courier New" style:font-name-complex="Courier New"/>
    </style:style>
    <style:style style:name="P230" style:parent-style-name="NurText" style:family="paragraph">
      <style:paragraph-properties fo:text-align="justify"/>
      <style:text-properties style:font-name="Courier New" style:font-name-complex="Courier New"/>
    </style:style>
    <style:style style:name="P231" style:parent-style-name="NurText" style:family="paragraph">
      <style:text-properties style:font-name="Courier New" style:font-name-complex="Courier New"/>
    </style:style>
    <style:style style:name="P232" style:parent-style-name="NurText" style:family="paragraph">
      <style:paragraph-properties fo:text-align="justify"/>
      <style:text-properties style:font-name="Courier New" style:font-name-complex="Courier New"/>
    </style:style>
    <style:style style:name="P233" style:parent-style-name="NurText" style:family="paragraph">
      <style:paragraph-properties fo:text-align="justify"/>
      <style:text-properties style:font-name="Courier New" style:font-name-complex="Courier New"/>
    </style:style>
    <style:style style:name="P234" style:parent-style-name="NurText" style:family="paragraph">
      <style:paragraph-properties fo:text-align="justify"/>
      <style:text-properties style:font-name="Courier New" style:font-name-complex="Courier New"/>
    </style:style>
    <style:style style:name="P235" style:parent-style-name="NurText" style:family="paragraph">
      <style:paragraph-properties fo:text-align="justify"/>
      <style:text-properties style:font-name="Courier New" style:font-name-complex="Courier New"/>
    </style:style>
    <style:style style:name="P236" style:parent-style-name="NurText" style:family="paragraph">
      <style:paragraph-properties fo:text-align="justify"/>
      <style:text-properties style:font-name="Courier New" style:font-name-complex="Courier New"/>
    </style:style>
    <style:style style:name="P237" style:parent-style-name="NurText" style:family="paragraph">
      <style:paragraph-properties fo:text-align="justify"/>
      <style:text-properties style:font-name="Courier New" style:font-name-complex="Courier New"/>
    </style:style>
    <style:style style:name="P238" style:parent-style-name="NurText" style:family="paragraph">
      <style:paragraph-properties fo:text-align="justify"/>
      <style:text-properties style:font-name="Courier New" style:font-name-complex="Courier New"/>
    </style:style>
    <style:style style:name="P239" style:parent-style-name="NurText" style:family="paragraph">
      <style:paragraph-properties fo:text-align="justify"/>
      <style:text-properties style:font-name="Courier New" style:font-name-complex="Courier New"/>
    </style:style>
    <style:style style:name="P240" style:parent-style-name="NurText" style:family="paragraph">
      <style:paragraph-properties fo:text-align="justify"/>
      <style:text-properties style:font-name="Courier New" style:font-name-complex="Courier New"/>
    </style:style>
    <style:style style:name="P241" style:parent-style-name="NurText" style:family="paragraph">
      <style:paragraph-properties fo:text-align="justify"/>
      <style:text-properties style:font-name="Courier New" style:font-name-complex="Courier New"/>
    </style:style>
    <style:style style:name="P242" style:parent-style-name="NurText" style:family="paragraph">
      <style:paragraph-properties fo:text-align="justify"/>
      <style:text-properties style:font-name="Courier New" style:font-name-complex="Courier New"/>
    </style:style>
    <style:style style:name="P243" style:parent-style-name="NurText" style:family="paragraph">
      <style:paragraph-properties fo:text-align="justify"/>
      <style:text-properties style:font-name="Courier New" style:font-name-complex="Courier New"/>
    </style:style>
    <style:style style:name="P244" style:parent-style-name="NurText" style:family="paragraph">
      <style:paragraph-properties fo:text-align="justify"/>
      <style:text-properties style:font-name="Courier New" style:font-name-complex="Courier New"/>
    </style:style>
    <style:style style:name="P245" style:parent-style-name="NurText" style:family="paragraph">
      <style:text-properties style:font-name="Courier New" style:font-name-complex="Courier New"/>
    </style:style>
    <style:style style:name="P246" style:parent-style-name="NurText" style:family="paragraph">
      <style:text-properties style:font-name="Courier New" style:font-name-complex="Courier New" fo:font-weight="bold" style:font-weight-asian="bold"/>
    </style:style>
    <style:style style:name="P247" style:parent-style-name="NurText" style:family="paragraph">
      <style:text-properties style:font-name="Courier New" style:font-name-complex="Courier New"/>
    </style:style>
    <style:style style:name="P248" style:parent-style-name="NurText" style:family="paragraph">
      <style:paragraph-properties fo:text-align="justify"/>
      <style:text-properties style:font-name="Courier New" style:font-name-complex="Courier New"/>
    </style:style>
    <style:style style:name="P249" style:parent-style-name="NurText" style:family="paragraph">
      <style:paragraph-properties fo:text-align="justify"/>
      <style:text-properties style:font-name="Courier New" style:font-name-complex="Courier New"/>
    </style:style>
    <style:style style:name="P250" style:parent-style-name="NurText" style:family="paragraph">
      <style:paragraph-properties fo:text-align="justify"/>
      <style:text-properties style:font-name="Courier New" style:font-name-complex="Courier New"/>
    </style:style>
    <style:style style:name="P251" style:parent-style-name="NurText" style:family="paragraph">
      <style:paragraph-properties fo:text-align="justify"/>
      <style:text-properties style:font-name="Courier New" style:font-name-complex="Courier New"/>
    </style:style>
    <style:style style:name="P252" style:parent-style-name="NurText" style:family="paragraph">
      <style:paragraph-properties fo:text-align="justify"/>
      <style:text-properties style:font-name="Courier New" style:font-name-complex="Courier New"/>
    </style:style>
    <style:style style:name="P253" style:parent-style-name="NurText" style:family="paragraph">
      <style:paragraph-properties fo:text-align="justify"/>
      <style:text-properties style:font-name="Courier New" style:font-name-complex="Courier New"/>
    </style:style>
    <style:style style:name="P254" style:parent-style-name="NurText" style:family="paragraph">
      <style:paragraph-properties fo:text-align="justify"/>
      <style:text-properties style:font-name="Courier New" style:font-name-complex="Courier New"/>
    </style:style>
    <style:style style:name="P255" style:parent-style-name="NurText" style:family="paragraph">
      <style:paragraph-properties fo:text-align="justify"/>
      <style:text-properties style:font-name="Courier New" style:font-name-complex="Courier New"/>
    </style:style>
    <style:style style:name="P256" style:parent-style-name="NurText" style:family="paragraph">
      <style:paragraph-properties fo:text-align="justify"/>
      <style:text-properties style:font-name="Courier New" style:font-name-complex="Courier New"/>
    </style:style>
    <style:style style:name="P257" style:parent-style-name="NurText" style:family="paragraph">
      <style:paragraph-properties fo:text-align="justify"/>
      <style:text-properties style:font-name="Courier New" style:font-name-complex="Courier New"/>
    </style:style>
    <style:style style:name="P258" style:parent-style-name="NurText" style:family="paragraph">
      <style:paragraph-properties fo:text-align="justify"/>
      <style:text-properties style:font-name="Courier New" style:font-name-complex="Courier New"/>
    </style:style>
    <style:style style:name="P259" style:parent-style-name="NurText" style:family="paragraph">
      <style:paragraph-properties fo:text-align="justify"/>
      <style:text-properties style:font-name="Courier New" style:font-name-complex="Courier New"/>
    </style:style>
    <style:style style:name="P260" style:parent-style-name="NurText" style:family="paragraph">
      <style:paragraph-properties fo:text-align="justify"/>
      <style:text-properties style:font-name="Courier New" style:font-name-complex="Courier New"/>
    </style:style>
    <style:style style:name="P261" style:parent-style-name="NurText" style:family="paragraph">
      <style:paragraph-properties fo:text-align="justify"/>
      <style:text-properties style:font-name="Courier New" style:font-name-complex="Courier New"/>
    </style:style>
    <style:style style:name="P262" style:parent-style-name="NurText" style:family="paragraph">
      <style:text-properties style:font-name="Courier New" style:font-name-complex="Courier New"/>
    </style:style>
    <style:style style:name="P263" style:parent-style-name="NurText" style:family="paragraph">
      <style:text-properties style:font-name="Courier New" style:font-name-complex="Courier New"/>
    </style:style>
    <style:style style:name="P264" style:parent-style-name="NurText" style:family="paragraph">
      <style:text-properties style:font-name="Courier New" style:font-name-complex="Courier New"/>
    </style:style>
    <style:style style:name="P265" style:parent-style-name="Standard" style:family="paragraph">
      <style:paragraph-properties fo:break-before="page"/>
    </style:style>
    <style:style style:name="P266" style:parent-style-name="NurText" style:family="paragraph">
      <style:text-properties style:font-name="Courier New" style:font-name-complex="Courier New" fo:font-weight="bold" style:font-weight-asian="bold"/>
    </style:style>
    <style:style style:name="P267" style:parent-style-name="NurText" style:family="paragraph">
      <style:text-properties style:font-name="Courier New" style:font-name-complex="Courier New"/>
    </style:style>
    <style:style style:name="P268" style:parent-style-name="NurText" style:family="paragraph">
      <style:text-properties style:font-name="Courier New" style:font-name-complex="Courier New"/>
    </style:style>
    <style:style style:name="P269" style:parent-style-name="NurText" style:family="paragraph">
      <style:text-properties style:font-name="Courier New" style:font-name-complex="Courier New"/>
    </style:style>
    <style:style style:name="P270" style:parent-style-name="NurText" style:family="paragraph">
      <style:text-properties style:font-name="Courier New" style:font-name-complex="Courier New"/>
    </style:style>
    <style:style style:name="P271" style:parent-style-name="NurText" style:family="paragraph">
      <style:text-properties style:font-name="Courier New" style:font-name-complex="Courier New"/>
    </style:style>
    <style:style style:name="P272" style:parent-style-name="NurText" style:family="paragraph">
      <style:text-properties style:font-name="Courier New" style:font-name-complex="Courier New"/>
    </style:style>
    <style:style style:name="P273" style:parent-style-name="NurText" style:family="paragraph">
      <style:text-properties style:font-name="Courier New" style:font-name-complex="Courier New"/>
    </style:style>
    <style:style style:name="P274" style:parent-style-name="NurText" style:family="paragraph">
      <style:text-properties style:font-name="Courier New" style:font-name-complex="Courier New"/>
    </style:style>
    <style:style style:name="P275" style:parent-style-name="NurText" style:family="paragraph">
      <style:text-properties style:font-name="Courier New" style:font-name-complex="Courier New"/>
    </style:style>
    <style:style style:name="P276" style:parent-style-name="NurText" style:family="paragraph">
      <style:text-properties style:font-name="Courier New" style:font-name-complex="Courier New"/>
    </style:style>
    <style:style style:name="P277" style:parent-style-name="NurText" style:family="paragraph">
      <style:text-properties style:font-name="Courier New" style:font-name-complex="Courier New"/>
    </style:style>
    <style:style style:name="P278" style:parent-style-name="NurText" style:family="paragraph">
      <style:text-properties style:font-name="Courier New" style:font-name-complex="Courier New"/>
    </style:style>
    <style:style style:name="P279" style:parent-style-name="NurText" style:family="paragraph">
      <style:text-properties style:font-name="Courier New" style:font-name-complex="Courier New"/>
    </style:style>
    <style:style style:name="P280" style:parent-style-name="NurText" style:family="paragraph">
      <style:text-properties style:font-name="Courier New" style:font-name-complex="Courier New"/>
    </style:style>
    <style:style style:name="P281" style:parent-style-name="NurText" style:family="paragraph">
      <style:text-properties style:font-name="Courier New" style:font-name-complex="Courier New"/>
    </style:style>
    <style:style style:name="P282" style:parent-style-name="NurText" style:family="paragraph">
      <style:text-properties style:font-name="Courier New" style:font-name-complex="Courier New"/>
    </style:style>
    <style:style style:name="P283" style:parent-style-name="NurText" style:family="paragraph">
      <style:text-properties style:font-name="Courier New" style:font-name-complex="Courier New"/>
    </style:style>
    <style:style style:name="P284" style:parent-style-name="NurText" style:family="paragraph">
      <style:text-properties style:font-name="Courier New" style:font-name-complex="Courier New"/>
    </style:style>
    <style:style style:name="P285" style:parent-style-name="NurText" style:family="paragraph">
      <style:text-properties style:font-name="Courier New" style:font-name-complex="Courier New"/>
    </style:style>
    <style:style style:name="P286" style:parent-style-name="NurText" style:family="paragraph">
      <style:text-properties style:font-name="Courier New" style:font-name-complex="Courier New"/>
    </style:style>
    <style:style style:name="P287" style:parent-style-name="NurText" style:family="paragraph">
      <style:text-properties style:font-name="Courier New" style:font-name-complex="Courier New"/>
    </style:style>
    <style:style style:name="P288" style:parent-style-name="NurText" style:family="paragraph">
      <style:text-properties style:font-name="Courier New" style:font-name-complex="Courier New"/>
    </style:style>
    <style:style style:name="P289" style:parent-style-name="NurText" style:family="paragraph">
      <style:text-properties style:font-name="Courier New" style:font-name-complex="Courier New"/>
    </style:style>
    <style:style style:name="P290" style:parent-style-name="NurText" style:family="paragraph">
      <style:text-properties style:font-name="Courier New" style:font-name-complex="Courier New"/>
    </style:style>
    <style:style style:name="P291" style:parent-style-name="NurText" style:family="paragraph">
      <style:text-properties style:font-name="Courier New" style:font-name-complex="Courier New"/>
    </style:style>
    <style:style style:name="P292" style:parent-style-name="NurText" style:family="paragraph">
      <style:paragraph-properties fo:text-align="justify"/>
      <style:text-properties style:font-name="Courier New" style:font-name-complex="Courier New"/>
    </style:style>
    <style:style style:name="P293" style:parent-style-name="NurText" style:family="paragraph">
      <style:paragraph-properties fo:text-align="justify"/>
      <style:text-properties style:font-name="Courier New" style:font-name-complex="Courier New"/>
    </style:style>
    <style:style style:name="P294" style:parent-style-name="NurText" style:family="paragraph">
      <style:paragraph-properties fo:text-align="justify"/>
      <style:text-properties style:font-name="Courier New" style:font-name-complex="Courier New"/>
    </style:style>
    <style:style style:name="P295" style:parent-style-name="NurText" style:family="paragraph">
      <style:paragraph-properties fo:text-align="justify"/>
      <style:text-properties style:font-name="Courier New" style:font-name-complex="Courier New"/>
    </style:style>
    <style:style style:name="P296" style:parent-style-name="NurText" style:family="paragraph">
      <style:paragraph-properties fo:text-align="justify"/>
      <style:text-properties style:font-name="Courier New" style:font-name-complex="Courier New"/>
    </style:style>
    <style:style style:name="P297" style:parent-style-name="NurText" style:family="paragraph">
      <style:paragraph-properties fo:text-align="justify"/>
      <style:text-properties style:font-name="Courier New" style:font-name-complex="Courier New"/>
    </style:style>
    <style:style style:name="P298" style:parent-style-name="NurText" style:family="paragraph">
      <style:paragraph-properties fo:text-align="justify"/>
      <style:text-properties style:font-name="Courier New" style:font-name-complex="Courier New"/>
    </style:style>
    <style:style style:name="P299" style:parent-style-name="NurText" style:family="paragraph">
      <style:paragraph-properties fo:text-align="justify"/>
      <style:text-properties style:font-name="Courier New" style:font-name-complex="Courier New"/>
    </style:style>
    <style:style style:name="P300" style:parent-style-name="NurText" style:family="paragraph">
      <style:paragraph-properties fo:text-align="justify"/>
      <style:text-properties style:font-name="Courier New" style:font-name-complex="Courier New"/>
    </style:style>
    <style:style style:name="P301" style:parent-style-name="NurText" style:family="paragraph">
      <style:paragraph-properties fo:text-align="justify"/>
      <style:text-properties style:font-name="Courier New" style:font-name-complex="Courier New"/>
    </style:style>
    <style:style style:name="P302" style:parent-style-name="NurText" style:family="paragraph">
      <style:paragraph-properties fo:text-align="justify"/>
      <style:text-properties style:font-name="Courier New" style:font-name-complex="Courier New"/>
    </style:style>
    <style:style style:name="P303" style:parent-style-name="NurText" style:family="paragraph">
      <style:text-properties style:font-name="Courier New" style:font-name-complex="Courier New"/>
    </style:style>
    <style:style style:name="P304" style:parent-style-name="NurText" style:family="paragraph">
      <style:paragraph-properties fo:text-align="justify"/>
      <style:text-properties style:font-name="Courier New" style:font-name-complex="Courier New"/>
    </style:style>
    <style:style style:name="P305" style:parent-style-name="NurText" style:family="paragraph">
      <style:paragraph-properties fo:text-align="justify"/>
      <style:text-properties style:font-name="Courier New" style:font-name-complex="Courier New"/>
    </style:style>
    <style:style style:name="P306" style:parent-style-name="NurText" style:family="paragraph">
      <style:paragraph-properties fo:text-align="justify"/>
      <style:text-properties style:font-name="Courier New" style:font-name-complex="Courier New"/>
    </style:style>
    <style:style style:name="P307" style:parent-style-name="NurText" style:family="paragraph">
      <style:paragraph-properties fo:text-align="justify"/>
      <style:text-properties style:font-name="Courier New" style:font-name-complex="Courier New"/>
    </style:style>
    <style:style style:name="P308" style:parent-style-name="NurText" style:family="paragraph">
      <style:paragraph-properties fo:text-align="justify"/>
      <style:text-properties style:font-name="Courier New" style:font-name-complex="Courier New"/>
    </style:style>
    <style:style style:name="P309" style:parent-style-name="NurText" style:family="paragraph">
      <style:paragraph-properties fo:text-align="justify"/>
      <style:text-properties style:font-name="Courier New" style:font-name-complex="Courier New"/>
    </style:style>
    <style:style style:name="P310" style:parent-style-name="NurText" style:family="paragraph">
      <style:paragraph-properties fo:text-align="justify"/>
      <style:text-properties style:font-name="Courier New" style:font-name-complex="Courier New"/>
    </style:style>
    <style:style style:name="P311" style:parent-style-name="NurText" style:family="paragraph">
      <style:paragraph-properties fo:text-align="justify"/>
      <style:text-properties style:font-name="Courier New" style:font-name-complex="Courier New"/>
    </style:style>
    <style:style style:name="P312" style:parent-style-name="NurText" style:family="paragraph">
      <style:paragraph-properties fo:text-align="justify"/>
      <style:text-properties style:font-name="Courier New" style:font-name-complex="Courier New"/>
    </style:style>
    <style:style style:name="P313" style:parent-style-name="NurText" style:family="paragraph">
      <style:paragraph-properties fo:text-align="justify"/>
      <style:text-properties style:font-name="Courier New" style:font-name-complex="Courier New"/>
    </style:style>
    <style:style style:name="P314" style:parent-style-name="NurText" style:family="paragraph">
      <style:paragraph-properties fo:text-align="justify"/>
      <style:text-properties style:font-name="Courier New" style:font-name-complex="Courier New"/>
    </style:style>
    <style:style style:name="P315" style:parent-style-name="NurText" style:family="paragraph">
      <style:paragraph-properties fo:text-align="justify"/>
      <style:text-properties style:font-name="Courier New" style:font-name-complex="Courier New"/>
    </style:style>
    <style:style style:name="P316" style:parent-style-name="NurText" style:family="paragraph">
      <style:paragraph-properties fo:text-align="justify"/>
      <style:text-properties style:font-name="Courier New" style:font-name-complex="Courier New"/>
    </style:style>
    <style:style style:name="P317" style:parent-style-name="NurText" style:family="paragraph">
      <style:text-properties style:font-name="Courier New" style:font-name-complex="Courier New"/>
    </style:style>
    <style:style style:name="P318" style:parent-style-name="NurText" style:family="paragraph">
      <style:text-properties style:font-name="Courier New" style:font-name-complex="Courier New"/>
    </style:style>
    <style:style style:name="P319" style:parent-style-name="Standard" style:family="paragraph">
      <style:text-properties style:font-name="Courier New" style:font-name-complex="Courier New" fo:font-weight="bold" style:font-weight-asian="bold" fo:font-size="10.5pt" style:font-size-asian="10.5pt" style:font-size-complex="10.5pt"/>
    </style:style>
    <style:style style:name="P320" style:parent-style-name="NurText" style:family="paragraph">
      <style:text-properties style:font-name="Courier New" style:font-name-complex="Courier New" fo:font-weight="bold" style:font-weight-asian="bold"/>
    </style:style>
    <style:style style:name="P321" style:parent-style-name="NurText" style:family="paragraph">
      <style:text-properties style:font-name="Courier New" style:font-name-complex="Courier New"/>
    </style:style>
    <style:style style:name="P322" style:parent-style-name="NurText" style:family="paragraph">
      <style:text-properties style:font-name="Courier New" style:font-name-complex="Courier New"/>
    </style:style>
    <style:style style:name="P323" style:parent-style-name="NurText" style:family="paragraph">
      <style:text-properties style:font-name="Courier New" style:font-name-complex="Courier New"/>
    </style:style>
    <style:style style:name="P324" style:parent-style-name="NurText" style:family="paragraph">
      <style:paragraph-properties fo:text-align="justify"/>
      <style:text-properties style:font-name="Courier New" style:font-name-complex="Courier New"/>
    </style:style>
    <style:style style:name="P325" style:parent-style-name="NurText" style:family="paragraph">
      <style:paragraph-properties fo:text-align="justify"/>
      <style:text-properties style:font-name="Courier New" style:font-name-complex="Courier New"/>
    </style:style>
    <style:style style:name="P326" style:parent-style-name="NurText" style:family="paragraph">
      <style:paragraph-properties fo:text-align="justify"/>
      <style:text-properties style:font-name="Courier New" style:font-name-complex="Courier New"/>
    </style:style>
    <style:style style:name="P327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28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29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0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1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2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3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4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5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6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7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8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39" style:parent-style-name="NurText" style:family="paragraph">
      <style:paragraph-properties fo:text-align="justify" fo:margin-left="0.4916in">
        <style:tab-stops/>
      </style:paragraph-properties>
      <style:text-properties style:font-name="Courier New" style:font-name-complex="Courier New" fo:language="en" fo:country="US"/>
    </style:style>
    <style:style style:name="P340" style:parent-style-name="NurText" style:family="paragraph">
      <style:paragraph-properties fo:text-align="justify"/>
      <style:text-properties style:font-name="Courier New" style:font-name-complex="Courier New" fo:language="en" fo:country="US"/>
    </style:style>
    <style:style style:name="P341" style:parent-style-name="Standard" style:family="paragraph">
      <style:paragraph-properties fo:break-before="page"/>
    </style:style>
    <style:style style:name="P342" style:parent-style-name="NurText" style:family="paragraph">
      <style:text-properties style:font-name="Courier New" style:font-name-complex="Courier New" fo:font-weight="bold" style:font-weight-asian="bold"/>
    </style:style>
    <style:style style:name="P343" style:parent-style-name="NurText" style:family="paragraph">
      <style:text-properties style:font-name="Courier New" style:font-name-complex="Courier New"/>
    </style:style>
    <style:style style:name="P344" style:parent-style-name="NurText" style:family="paragraph">
      <style:paragraph-properties fo:text-align="justify"/>
      <style:text-properties style:font-name="Courier New" style:font-name-complex="Courier New"/>
    </style:style>
    <style:style style:name="P345" style:parent-style-name="NurText" style:family="paragraph">
      <style:paragraph-properties fo:text-align="justify"/>
      <style:text-properties style:font-name="Courier New" style:font-name-complex="Courier New"/>
    </style:style>
    <style:style style:name="P346" style:parent-style-name="NurText" style:family="paragraph">
      <style:paragraph-properties fo:text-align="justify"/>
      <style:text-properties style:font-name="Courier New" style:font-name-complex="Courier New"/>
    </style:style>
    <style:style style:name="P347" style:parent-style-name="NurText" style:family="paragraph">
      <style:paragraph-properties fo:text-align="justify"/>
      <style:text-properties style:font-name="Courier New" style:font-name-complex="Courier New"/>
    </style:style>
    <style:style style:name="P348" style:parent-style-name="NurText" style:family="paragraph">
      <style:paragraph-properties fo:text-align="justify"/>
      <style:text-properties style:font-name="Courier New" style:font-name-complex="Courier New"/>
    </style:style>
    <style:style style:name="P349" style:parent-style-name="NurText" style:family="paragraph">
      <style:paragraph-properties fo:text-align="justify"/>
      <style:text-properties style:font-name="Courier New" style:font-name-complex="Courier New"/>
    </style:style>
    <style:style style:name="P350" style:parent-style-name="NurText" style:family="paragraph">
      <style:paragraph-properties fo:text-align="justify"/>
      <style:text-properties style:font-name="Courier New" style:font-name-complex="Courier New"/>
    </style:style>
    <style:style style:name="P351" style:parent-style-name="NurText" style:family="paragraph">
      <style:paragraph-properties fo:text-align="justify"/>
      <style:text-properties style:font-name="Courier New" style:font-name-complex="Courier New"/>
    </style:style>
    <style:style style:name="P352" style:parent-style-name="NurText" style:family="paragraph">
      <style:paragraph-properties fo:text-align="justify"/>
      <style:text-properties style:font-name="Courier New" style:font-name-complex="Courier New"/>
    </style:style>
    <style:style style:name="P353" style:parent-style-name="NurText" style:family="paragraph">
      <style:paragraph-properties fo:text-align="justify"/>
      <style:text-properties style:font-name="Courier New" style:font-name-complex="Courier New"/>
    </style:style>
    <style:style style:name="P354" style:parent-style-name="NurText" style:family="paragraph">
      <style:paragraph-properties fo:text-align="justify"/>
      <style:text-properties style:font-name="Courier New" style:font-name-complex="Courier New"/>
    </style:style>
    <style:style style:name="P355" style:parent-style-name="NurText" style:family="paragraph">
      <style:paragraph-properties fo:text-align="justify"/>
      <style:text-properties style:font-name="Courier New" style:font-name-complex="Courier New"/>
    </style:style>
    <style:style style:name="P356" style:parent-style-name="NurText" style:family="paragraph">
      <style:paragraph-properties fo:text-align="justify"/>
      <style:text-properties style:font-name="Courier New" style:font-name-complex="Courier New"/>
    </style:style>
    <style:style style:name="P357" style:parent-style-name="NurText" style:family="paragraph">
      <style:paragraph-properties fo:text-align="justify"/>
      <style:text-properties style:font-name="Courier New" style:font-name-complex="Courier New"/>
    </style:style>
    <style:style style:name="P358" style:parent-style-name="NurText" style:family="paragraph">
      <style:text-properties style:font-name="Courier New" style:font-name-complex="Courier New"/>
    </style:style>
    <style:style style:name="P359" style:parent-style-name="NurText" style:family="paragraph">
      <style:text-properties style:font-name="Courier New" style:font-name-complex="Courier New"/>
    </style:style>
    <style:style style:name="P360" style:parent-style-name="NurText" style:family="paragraph">
      <style:text-properties style:font-name="Courier New" style:font-name-complex="Courier New"/>
    </style:style>
    <style:style style:name="P361" style:parent-style-name="NurText" style:family="paragraph">
      <style:text-properties style:font-name="Courier New" style:font-name-complex="Courier New"/>
    </style:style>
    <style:style style:name="P362" style:parent-style-name="NurText" style:family="paragraph">
      <style:text-properties style:font-name="Courier New" style:font-name-complex="Courier New"/>
    </style:style>
    <style:style style:name="P363" style:parent-style-name="NurText" style:family="paragraph">
      <style:text-properties style:font-name="Courier New" style:font-name-complex="Courier New"/>
    </style:style>
    <style:style style:name="P364" style:parent-style-name="NurText" style:family="paragraph">
      <style:text-properties style:font-name="Courier New" style:font-name-complex="Courier New"/>
    </style:style>
    <style:style style:name="T365" style:parent-style-name="Absatz-Standardschriftart" style:family="text">
      <style:text-properties style:font-name="Courier New" style:font-name-complex="Courier New"/>
    </style:style>
    <style:style style:name="T366" style:parent-style-name="Absatz-Standardschriftart" style:family="text">
      <style:text-properties style:font-name="Courier New" style:font-name-complex="Courier New"/>
    </style:style>
    <style:style style:name="T367" style:parent-style-name="Absatz-Standardschriftart" style:family="text">
      <style:text-properties style:font-name="Courier New" style:font-name-complex="Courier New" fo:language="en" fo:country="US"/>
    </style:style>
    <style:style style:name="T368" style:parent-style-name="Absatz-Standardschriftart" style:family="text">
      <style:text-properties style:font-name="Courier New" style:font-name-complex="Courier New" fo:language="en" fo:country="US"/>
    </style:style>
    <style:style style:name="T369" style:parent-style-name="Absatz-Standardschriftart" style:family="text">
      <style:text-properties style:font-name="Courier New" style:font-name-complex="Courier New" fo:language="en" fo:country="US"/>
    </style:style>
    <style:style style:name="T370" style:parent-style-name="Absatz-Standardschriftart" style:family="text">
      <style:text-properties style:font-name="Courier New" style:font-name-complex="Courier New" fo:language="en" fo:country="US"/>
    </style:style>
    <style:style style:name="T371" style:parent-style-name="Absatz-Standardschriftart" style:family="text">
      <style:text-properties style:font-name="Courier New" style:font-name-complex="Courier New" fo:language="en" fo:country="US"/>
    </style:style>
    <style:style style:name="P372" style:parent-style-name="NurText" style:family="paragraph">
      <style:text-properties style:font-name="Courier New" style:font-name-complex="Courier New" fo:language="en" fo:country="US"/>
    </style:style>
    <style:style style:name="P373" style:parent-style-name="NurText" style:family="paragraph">
      <style:text-properties style:font-name="Courier New" style:font-name-complex="Courier New" fo:language="en" fo:country="US"/>
    </style:style>
    <style:style style:name="T374" style:parent-style-name="Absatz-Standardschriftart" style:family="text">
      <style:text-properties style:font-name="Courier New" style:font-name-complex="Courier New" fo:language="en" fo:country="US"/>
    </style:style>
    <style:style style:name="T375" style:parent-style-name="Absatz-Standardschriftart" style:family="text">
      <style:text-properties style:font-name="Courier New" style:font-name-complex="Courier New" fo:language="en" fo:country="US"/>
    </style:style>
    <style:style style:name="T376" style:parent-style-name="Absatz-Standardschriftart" style:family="text">
      <style:text-properties style:font-name="Courier New" style:font-name-complex="Courier New"/>
    </style:style>
    <style:style style:name="T377" style:parent-style-name="Absatz-Standardschriftart" style:family="text">
      <style:text-properties style:font-name="Courier New" style:font-name-complex="Courier New"/>
    </style:style>
    <style:style style:name="T378" style:parent-style-name="Absatz-Standardschriftart" style:family="text">
      <style:text-properties style:font-name="Courier New" style:font-name-complex="Courier New"/>
    </style:style>
    <style:style style:name="T379" style:parent-style-name="Absatz-Standardschriftart" style:family="text">
      <style:text-properties style:font-name="Courier New" style:font-name-complex="Courier New"/>
    </style:style>
    <style:style style:name="T380" style:parent-style-name="Absatz-Standardschriftart" style:family="text">
      <style:text-properties style:font-name="Courier New" style:font-name-complex="Courier New"/>
    </style:style>
    <style:style style:name="P381" style:parent-style-name="NurText" style:family="paragraph">
      <style:text-properties style:font-name="Courier New" style:font-name-complex="Courier New"/>
    </style:style>
    <style:style style:name="P382" style:parent-style-name="NurText" style:family="paragraph">
      <style:text-properties style:font-name="Courier New" style:font-name-complex="Courier New"/>
    </style:style>
    <style:style style:name="P383" style:parent-style-name="NurText" style:family="paragraph">
      <style:text-properties style:font-name="Courier New" style:font-name-complex="Courier New"/>
    </style:style>
    <style:style style:name="P384" style:parent-style-name="NurText" style:family="paragraph">
      <style:text-properties style:font-name="Courier New" style:font-name-complex="Courier New"/>
    </style:style>
    <style:style style:name="P385" style:parent-style-name="NurText" style:family="paragraph">
      <style:text-properties style:font-name="Courier New" style:font-name-complex="Courier New"/>
    </style:style>
    <style:style style:name="P386" style:parent-style-name="NurText" style:family="paragraph">
      <style:text-properties style:font-name="Courier New" style:font-name-complex="Courier New"/>
    </style:style>
    <style:style style:name="P387" style:parent-style-name="NurText" style:family="paragraph">
      <style:text-properties style:font-name="Courier New" style:font-name-complex="Courier New"/>
    </style:style>
    <style:style style:name="P388" style:parent-style-name="NurText" style:family="paragraph">
      <style:text-properties style:font-name="Courier New" style:font-name-complex="Courier New"/>
    </style:style>
    <style:style style:name="P389" style:parent-style-name="NurText" style:family="paragraph">
      <style:text-properties style:font-name="Courier New" style:font-name-complex="Courier New"/>
    </style:style>
    <style:style style:name="P390" style:parent-style-name="NurText" style:family="paragraph">
      <style:text-properties style:font-name="Courier New" style:font-name-complex="Courier New"/>
    </style:style>
    <style:style style:name="P391" style:parent-style-name="NurText" style:family="paragraph">
      <style:text-properties style:font-name="Courier New" style:font-name-complex="Courier New"/>
    </style:style>
    <style:style style:name="P392" style:parent-style-name="NurText" style:family="paragraph">
      <style:text-properties style:font-name="Courier New" style:font-name-complex="Courier New"/>
    </style:style>
    <style:style style:name="P393" style:parent-style-name="NurText" style:family="paragraph">
      <style:text-properties style:font-name="Courier New" style:font-name-complex="Courier New"/>
    </style:style>
    <style:style style:name="P394" style:parent-style-name="NurText" style:family="paragraph">
      <style:text-properties style:font-name="Courier New" style:font-name-complex="Courier New"/>
    </style:style>
    <style:style style:name="P395" style:parent-style-name="NurText" style:family="paragraph">
      <style:text-properties style:font-name="Courier New" style:font-name-complex="Courier New"/>
    </style:style>
    <style:style style:name="P396" style:parent-style-name="NurText" style:family="paragraph">
      <style:text-properties style:font-name="Courier New" style:font-name-complex="Courier New"/>
    </style:style>
    <style:style style:name="P397" style:parent-style-name="NurText" style:family="paragraph">
      <style:text-properties style:font-name="Courier New" style:font-name-complex="Courier New"/>
    </style:style>
    <style:style style:name="P398" style:parent-style-name="NurText" style:family="paragraph">
      <style:text-properties style:font-name="Courier New" style:font-name-complex="Courier New"/>
    </style:style>
    <style:style style:name="P399" style:parent-style-name="NurText" style:family="paragraph">
      <style:text-properties style:font-name="Courier New" style:font-name-complex="Courier New"/>
    </style:style>
    <style:style style:name="P400" style:parent-style-name="NurText" style:family="paragraph">
      <style:text-properties style:font-name="Courier New" style:font-name-complex="Courier New"/>
    </style:style>
    <style:style style:name="P401" style:parent-style-name="NurText" style:family="paragraph">
      <style:text-properties style:font-name="Courier New" style:font-name-complex="Courier New"/>
    </style:style>
    <style:style style:name="P402" style:parent-style-name="NurText" style:family="paragraph">
      <style:text-properties style:font-name="Courier New" style:font-name-complex="Courier New"/>
    </style:style>
    <style:style style:name="P403" style:parent-style-name="NurText" style:family="paragraph">
      <style:text-properties style:font-name="Courier New" style:font-name-complex="Courier New"/>
    </style:style>
    <style:style style:name="P404" style:parent-style-name="NurText" style:family="paragraph">
      <style:text-properties style:font-name="Courier New" style:font-name-complex="Courier New"/>
    </style:style>
    <style:style style:name="P405" style:parent-style-name="NurText" style:family="paragraph">
      <style:text-properties style:font-name="Courier New" style:font-name-complex="Courier New"/>
    </style:style>
    <style:style style:name="T406" style:parent-style-name="Absatz-Standardschriftart" style:family="text">
      <style:text-properties style:font-name="Courier New" style:font-name-complex="Courier New"/>
    </style:style>
    <style:style style:name="T407" style:parent-style-name="Absatz-Standardschriftart" style:family="text">
      <style:text-properties style:font-name="Courier New" style:font-name-complex="Courier New"/>
    </style:style>
    <style:style style:name="T408" style:parent-style-name="Absatz-Standardschriftart" style:family="text">
      <style:text-properties style:font-name="Courier New" style:font-name-complex="Courier New"/>
    </style:style>
    <style:style style:name="T409" style:parent-style-name="Absatz-Standardschriftart" style:family="text">
      <style:text-properties style:font-name="Courier New" style:font-name-complex="Courier New"/>
    </style:style>
    <style:style style:name="T410" style:parent-style-name="Absatz-Standardschriftart" style:family="text">
      <style:text-properties style:font-name="Courier New" style:font-name-complex="Courier New"/>
    </style:style>
    <style:style style:name="T411" style:parent-style-name="Absatz-Standardschriftart" style:family="text">
      <style:text-properties style:font-name="Courier New" style:font-name-complex="Courier New"/>
    </style:style>
    <style:style style:name="T412" style:parent-style-name="Absatz-Standardschriftart" style:family="text">
      <style:text-properties style:font-name="Courier New" style:font-name-complex="Courier New" fo:language="en" fo:country="US"/>
    </style:style>
    <style:style style:name="P413" style:parent-style-name="NurText" style:family="paragraph">
      <style:text-properties style:font-name="Courier New" style:font-name-complex="Courier New" fo:language="en" fo:country="US"/>
    </style:style>
    <style:style style:name="P414" style:parent-style-name="NurText" style:family="paragraph">
      <style:text-properties style:font-name="Courier New" style:font-name-complex="Courier New" fo:language="en" fo:country="US"/>
    </style:style>
    <style:style style:name="P415" style:parent-style-name="NurText" style:family="paragraph">
      <style:text-properties style:font-name="Courier New" style:font-name-complex="Courier New" fo:language="en" fo:country="US"/>
    </style:style>
    <style:style style:name="P416" style:parent-style-name="NurText" style:family="paragraph">
      <style:text-properties style:font-name="Courier New" style:font-name-complex="Courier New" fo:language="en" fo:country="US"/>
    </style:style>
    <style:style style:name="P417" style:parent-style-name="NurText" style:family="paragraph">
      <style:text-properties style:font-name="Courier New" style:font-name-complex="Courier New"/>
    </style:style>
    <style:style style:name="P418" style:parent-style-name="NurText" style:family="paragraph">
      <style:text-properties style:font-name="Courier New" style:font-name-complex="Courier New"/>
    </style:style>
    <style:style style:name="P419" style:parent-style-name="NurText" style:family="paragraph">
      <style:text-properties style:font-name="Courier New" style:font-name-complex="Courier New"/>
    </style:style>
    <style:style style:name="T420" style:parent-style-name="Absatz-Standardschriftart" style:family="text">
      <style:text-properties style:font-name="Courier New" style:font-name-complex="Courier New"/>
    </style:style>
    <style:style style:name="T421" style:parent-style-name="Absatz-Standardschriftart" style:family="text">
      <style:text-properties style:font-name="Courier New" style:font-name-complex="Courier New"/>
    </style:style>
    <style:style style:name="T422" style:parent-style-name="Absatz-Standardschriftart" style:family="text">
      <style:text-properties style:font-name="Courier New" style:font-name-complex="Courier New" fo:language="en" fo:country="US"/>
    </style:style>
    <style:style style:name="T423" style:parent-style-name="Absatz-Standardschriftart" style:family="text">
      <style:text-properties style:font-name="Courier New" style:font-name-complex="Courier New" fo:language="en" fo:country="US"/>
    </style:style>
    <style:style style:name="P424" style:parent-style-name="NurText" style:family="paragraph">
      <style:text-properties style:font-name="Courier New" style:font-name-complex="Courier New" fo:language="en" fo:country="US"/>
    </style:style>
    <style:style style:name="P425" style:parent-style-name="NurText" style:family="paragraph">
      <style:text-properties style:font-name="Courier New" style:font-name-complex="Courier New" fo:language="en" fo:country="US"/>
    </style:style>
    <style:style style:name="P426" style:parent-style-name="NurText" style:family="paragraph">
      <style:text-properties style:font-name="Courier New" style:font-name-complex="Courier New" fo:language="en" fo:country="US"/>
    </style:style>
    <style:style style:name="P427" style:parent-style-name="NurText" style:family="paragraph">
      <style:text-properties style:font-name="Courier New" style:font-name-complex="Courier New" fo:language="en" fo:country="US"/>
    </style:style>
    <style:style style:name="P428" style:parent-style-name="NurText" style:family="paragraph">
      <style:text-properties style:font-name="Courier New" style:font-name-complex="Courier New" fo:language="en" fo:country="US"/>
    </style:style>
    <style:style style:name="P429" style:parent-style-name="NurText" style:family="paragraph">
      <style:text-properties style:font-name="Courier New" style:font-name-complex="Courier New" fo:language="en" fo:country="US"/>
    </style:style>
    <style:style style:name="P430" style:parent-style-name="NurText" style:family="paragraph">
      <style:text-properties style:font-name="Courier New" style:font-name-complex="Courier New" fo:language="en" fo:country="US"/>
    </style:style>
    <style:style style:name="P431" style:parent-style-name="NurText" style:family="paragraph">
      <style:text-properties style:font-name="Courier New" style:font-name-complex="Courier New" fo:language="en" fo:country="US"/>
    </style:style>
    <style:style style:name="P432" style:parent-style-name="NurText" style:family="paragraph">
      <style:text-properties style:font-name="Courier New" style:font-name-complex="Courier New" fo:language="en" fo:country="US"/>
    </style:style>
    <style:style style:name="P433" style:parent-style-name="NurText" style:family="paragraph">
      <style:text-properties style:font-name="Courier New" style:font-name-complex="Courier New" fo:language="en" fo:country="US"/>
    </style:style>
    <style:style style:name="P434" style:parent-style-name="NurText" style:family="paragraph">
      <style:text-properties style:font-name="Courier New" style:font-name-complex="Courier New" fo:language="en" fo:country="US"/>
    </style:style>
    <style:style style:name="P435" style:parent-style-name="NurText" style:family="paragraph">
      <style:text-properties style:font-name="Courier New" style:font-name-complex="Courier New" fo:language="en" fo:country="US"/>
    </style:style>
    <style:style style:name="P436" style:parent-style-name="NurText" style:family="paragraph">
      <style:text-properties style:font-name="Courier New" style:font-name-complex="Courier New"/>
    </style:style>
    <style:style style:name="P437" style:parent-style-name="NurText" style:family="paragraph">
      <style:text-properties style:font-name="Courier New" style:font-name-complex="Courier New"/>
    </style:style>
    <style:style style:name="P438" style:parent-style-name="NurText" style:family="paragraph">
      <style:text-properties style:font-name="Courier New" style:font-name-complex="Courier New"/>
    </style:style>
    <style:style style:name="P439" style:parent-style-name="NurText" style:family="paragraph">
      <style:text-properties style:font-name="Courier New" style:font-name-complex="Courier New"/>
    </style:style>
    <style:style style:name="P440" style:parent-style-name="NurText" style:family="paragraph">
      <style:text-properties style:font-name="Courier New" style:font-name-complex="Courier New"/>
    </style:style>
    <style:style style:name="P441" style:parent-style-name="NurText" style:family="paragraph">
      <style:text-properties style:font-name="Courier New" style:font-name-complex="Courier New"/>
    </style:style>
    <style:style style:name="P442" style:parent-style-name="NurText" style:family="paragraph">
      <style:text-properties style:font-name="Courier New" style:font-name-complex="Courier New"/>
    </style:style>
    <style:style style:name="P443" style:parent-style-name="NurText" style:family="paragraph">
      <style:text-properties style:font-name="Courier New" style:font-name-complex="Courier New"/>
    </style:style>
    <style:style style:name="P444" style:parent-style-name="NurText" style:family="paragraph">
      <style:text-properties style:font-name="Courier New" style:font-name-complex="Courier New"/>
    </style:style>
    <style:style style:name="P445" style:parent-style-name="NurText" style:family="paragraph">
      <style:text-properties style:font-name="Courier New" style:font-name-complex="Courier New"/>
    </style:style>
    <style:style style:name="P446" style:parent-style-name="NurText" style:family="paragraph">
      <style:text-properties style:font-name="Courier New" style:font-name-complex="Courier New"/>
    </style:style>
    <style:style style:name="P447" style:parent-style-name="Standard" style:family="paragraph">
      <style:paragraph-properties fo:break-before="page"/>
    </style:style>
    <style:style style:name="P448" style:parent-style-name="NurText" style:family="paragraph">
      <style:text-properties style:font-name="Courier New" style:font-name-complex="Courier New" fo:font-weight="bold" style:font-weight-asian="bold"/>
    </style:style>
    <style:style style:name="P449" style:parent-style-name="NurText" style:family="paragraph">
      <style:text-properties style:font-name="Courier New" style:font-name-complex="Courier New"/>
    </style:style>
    <style:style style:name="P450" style:parent-style-name="NurText" style:family="paragraph">
      <style:text-properties style:font-name="Courier New" style:font-name-complex="Courier New"/>
    </style:style>
    <style:style style:name="P451" style:parent-style-name="NurText" style:family="paragraph">
      <style:text-properties style:font-name="Courier New" style:font-name-complex="Courier New"/>
    </style:style>
    <style:style style:name="P452" style:parent-style-name="NurText" style:family="paragraph">
      <style:text-properties style:font-name="Courier New" style:font-name-complex="Courier New"/>
    </style:style>
    <style:style style:name="P453" style:parent-style-name="NurText" style:family="paragraph">
      <style:text-properties style:font-name="Courier New" style:font-name-complex="Courier New"/>
    </style:style>
    <style:style style:name="P454" style:parent-style-name="NurText" style:family="paragraph">
      <style:text-properties style:font-name="Courier New" style:font-name-complex="Courier New"/>
    </style:style>
    <style:style style:name="P455" style:parent-style-name="NurText" style:family="paragraph">
      <style:text-properties style:font-name="Courier New" style:font-name-complex="Courier New"/>
    </style:style>
    <style:style style:name="P456" style:parent-style-name="NurText" style:family="paragraph">
      <style:paragraph-properties fo:text-indent="0.4916in"/>
      <style:text-properties style:font-name="Courier New" style:font-name-complex="Courier New"/>
    </style:style>
    <style:style style:name="P457" style:parent-style-name="NurText" style:family="paragraph">
      <style:paragraph-properties fo:text-indent="0.4916in"/>
      <style:text-properties style:font-name="Courier New" style:font-name-complex="Courier New"/>
    </style:style>
    <style:style style:name="P458" style:parent-style-name="NurText" style:family="paragraph">
      <style:text-properties style:font-name="Courier New" style:font-name-complex="Courier New"/>
    </style:style>
    <style:style style:name="P459" style:parent-style-name="NurText" style:family="paragraph">
      <style:text-properties style:font-name="Courier New" style:font-name-complex="Courier New"/>
    </style:style>
    <style:style style:name="P460" style:parent-style-name="NurText" style:family="paragraph">
      <style:text-properties style:font-name="Courier New" style:font-name-complex="Courier New"/>
    </style:style>
    <style:style style:name="P461" style:parent-style-name="NurText" style:family="paragraph">
      <style:text-properties style:font-name="Courier New" style:font-name-complex="Courier New"/>
    </style:style>
    <style:style style:name="P462" style:parent-style-name="NurText" style:family="paragraph">
      <style:text-properties style:font-name="Courier New" style:font-name-complex="Courier New"/>
    </style:style>
    <style:style style:name="P463" style:parent-style-name="NurText" style:family="paragraph">
      <style:text-properties style:font-name="Courier New" style:font-name-complex="Courier New"/>
    </style:style>
    <style:style style:name="P464" style:parent-style-name="NurText" style:family="paragraph">
      <style:text-properties style:font-name="Courier New" style:font-name-complex="Courier New"/>
    </style:style>
    <style:style style:name="T465" style:parent-style-name="Absatz-Standardschriftart" style:family="text">
      <style:text-properties style:font-name="Courier New" style:font-name-complex="Courier New"/>
    </style:style>
    <style:style style:name="T466" style:parent-style-name="Absatz-Standardschriftart" style:family="text">
      <style:text-properties style:font-name="Courier New" style:font-name-complex="Courier New" fo:language="en" fo:country="US"/>
    </style:style>
    <style:style style:name="T467" style:parent-style-name="Absatz-Standardschriftart" style:family="text">
      <style:text-properties style:font-name="Courier New" style:font-name-complex="Courier New" fo:language="en" fo:country="US"/>
    </style:style>
    <style:style style:name="T468" style:parent-style-name="Absatz-Standardschriftart" style:family="text">
      <style:text-properties style:font-name="Courier New" style:font-name-complex="Courier New"/>
    </style:style>
    <style:style style:name="P469" style:parent-style-name="NurText" style:family="paragraph">
      <style:text-properties style:font-name="Courier New" style:font-name-complex="Courier New"/>
    </style:style>
    <style:style style:name="P470" style:parent-style-name="NurText" style:family="paragraph">
      <style:text-properties style:font-name="Courier New" style:font-name-complex="Courier New"/>
    </style:style>
    <style:style style:name="P471" style:parent-style-name="NurText" style:family="paragraph">
      <style:text-properties style:font-name="Courier New" style:font-name-complex="Courier New"/>
    </style:style>
    <style:style style:name="P472" style:parent-style-name="NurText" style:family="paragraph">
      <style:text-properties style:font-name="Courier New" style:font-name-complex="Courier New"/>
    </style:style>
    <style:style style:name="P473" style:parent-style-name="NurText" style:family="paragraph">
      <style:text-properties style:font-name="Courier New" style:font-name-complex="Courier New"/>
    </style:style>
    <style:style style:name="P474" style:parent-style-name="NurText" style:family="paragraph">
      <style:text-properties style:font-name="Courier New" style:font-name-complex="Courier New"/>
    </style:style>
    <style:style style:name="P475" style:parent-style-name="NurText" style:family="paragraph">
      <style:text-properties style:font-name="Courier New" style:font-name-complex="Courier New"/>
    </style:style>
    <style:style style:name="P476" style:parent-style-name="NurText" style:family="paragraph">
      <style:text-properties style:font-name="Courier New" style:font-name-complex="Courier New"/>
    </style:style>
    <style:style style:name="P477" style:parent-style-name="NurText" style:family="paragraph">
      <style:text-properties style:font-name="Courier New" style:font-name-complex="Courier New"/>
    </style:style>
    <style:style style:name="P478" style:parent-style-name="NurText" style:family="paragraph">
      <style:text-properties style:font-name="Courier New" style:font-name-complex="Courier New"/>
    </style:style>
    <style:style style:name="P479" style:parent-style-name="NurText" style:family="paragraph">
      <style:text-properties style:font-name="Courier New" style:font-name-complex="Courier New"/>
    </style:style>
    <style:style style:name="P480" style:parent-style-name="NurText" style:family="paragraph">
      <style:paragraph-properties fo:margin-left="1.475in" fo:text-indent="0.4916in">
        <style:tab-stops/>
      </style:paragraph-properties>
      <style:text-properties style:font-name="Courier New" style:font-name-complex="Courier New"/>
    </style:style>
    <style:style style:name="P481" style:parent-style-name="NurText" style:family="paragraph">
      <style:text-properties style:font-name="Courier New" style:font-name-complex="Courier New"/>
    </style:style>
    <style:style style:name="P482" style:parent-style-name="NurText" style:family="paragraph">
      <style:text-properties style:font-name="Courier New" style:font-name-complex="Courier New"/>
    </style:style>
    <style:style style:name="P483" style:parent-style-name="NurText" style:family="paragraph">
      <style:text-properties style:font-name="Courier New" style:font-name-complex="Courier New"/>
    </style:style>
    <style:style style:name="P484" style:parent-style-name="NurText" style:family="paragraph">
      <style:text-properties style:font-name="Courier New" style:font-name-complex="Courier New"/>
    </style:style>
    <style:style style:name="P485" style:parent-style-name="NurText" style:family="paragraph">
      <style:text-properties style:font-name="Courier New" style:font-name-complex="Courier New"/>
    </style:style>
    <style:style style:name="P486" style:parent-style-name="NurText" style:family="paragraph">
      <style:text-properties style:font-name="Courier New" style:font-name-complex="Courier New"/>
    </style:style>
    <style:style style:name="P487" style:parent-style-name="NurText" style:family="paragraph">
      <style:text-properties style:font-name="Courier New" style:font-name-complex="Courier New"/>
    </style:style>
    <style:style style:name="P488" style:parent-style-name="NurText" style:family="paragraph">
      <style:text-properties style:font-name="Courier New" style:font-name-complex="Courier New"/>
    </style:style>
    <style:style style:name="P489" style:parent-style-name="NurText" style:family="paragraph">
      <style:text-properties style:font-name="Courier New" style:font-name-complex="Courier New"/>
    </style:style>
    <style:style style:name="P490" style:parent-style-name="NurText" style:family="paragraph">
      <style:text-properties style:font-name="Courier New" style:font-name-complex="Courier New"/>
    </style:style>
    <style:style style:name="P491" style:parent-style-name="NurText" style:family="paragraph">
      <style:text-properties style:font-name="Courier New" style:font-name-complex="Courier New"/>
    </style:style>
    <style:style style:name="P492" style:parent-style-name="NurText" style:family="paragraph">
      <style:text-properties style:font-name="Courier New" style:font-name-complex="Courier New"/>
    </style:style>
    <style:style style:name="P493" style:parent-style-name="NurText" style:family="paragraph">
      <style:text-properties style:font-name="Courier New" style:font-name-complex="Courier New"/>
    </style:style>
    <style:style style:name="P494" style:parent-style-name="NurText" style:family="paragraph">
      <style:text-properties style:font-name="Courier New" style:font-name-complex="Courier New"/>
    </style:style>
    <style:style style:name="P495" style:parent-style-name="NurText" style:family="paragraph">
      <style:text-properties style:font-name="Courier New" style:font-name-complex="Courier New"/>
    </style:style>
    <style:style style:name="P496" style:parent-style-name="NurText" style:family="paragraph">
      <style:text-properties style:font-name="Courier New" style:font-name-complex="Courier New"/>
    </style:style>
    <style:style style:name="P497" style:parent-style-name="NurText" style:family="paragraph">
      <style:text-properties style:font-name="Courier New" style:font-name-complex="Courier New"/>
    </style:style>
    <style:style style:name="P498" style:parent-style-name="NurText" style:family="paragraph">
      <style:text-properties style:font-name="Courier New" style:font-name-complex="Courier New"/>
    </style:style>
    <style:style style:name="P499" style:parent-style-name="NurText" style:family="paragraph">
      <style:text-properties style:font-name="Courier New" style:font-name-complex="Courier New"/>
    </style:style>
    <style:style style:name="P500" style:parent-style-name="NurText" style:family="paragraph">
      <style:paragraph-properties fo:margin-left="0.4916in">
        <style:tab-stops/>
      </style:paragraph-properties>
      <style:text-properties style:font-name="Courier New" style:font-name-complex="Courier New"/>
    </style:style>
    <style:style style:name="P501" style:parent-style-name="NurText" style:family="paragraph">
      <style:paragraph-properties fo:margin-left="1.475in" fo:text-indent="0.4916in">
        <style:tab-stops/>
      </style:paragraph-properties>
      <style:text-properties style:font-name="Courier New" style:font-name-complex="Courier New"/>
    </style:style>
    <style:style style:name="P502" style:parent-style-name="NurText" style:family="paragraph">
      <style:text-properties style:font-name="Courier New" style:font-name-complex="Courier New"/>
    </style:style>
    <style:style style:name="P503" style:parent-style-name="NurText" style:family="paragraph">
      <style:text-properties style:font-name="Courier New" style:font-name-complex="Courier New"/>
    </style:style>
    <style:style style:name="P504" style:parent-style-name="NurText" style:family="paragraph">
      <style:text-properties style:font-name="Courier New" style:font-name-complex="Courier New"/>
    </style:style>
    <style:style style:name="P505" style:parent-style-name="NurText" style:family="paragraph">
      <style:text-properties style:font-name="Courier New" style:font-name-complex="Courier New"/>
    </style:style>
    <style:style style:name="P506" style:parent-style-name="NurText" style:family="paragraph">
      <style:text-properties style:font-name="Courier New" style:font-name-complex="Courier New"/>
    </style:style>
    <style:style style:name="P507" style:parent-style-name="NurText" style:family="paragraph">
      <style:text-properties style:font-name="Courier New" style:font-name-complex="Courier New"/>
    </style:style>
    <style:style style:name="P508" style:parent-style-name="NurText" style:family="paragraph">
      <style:text-properties style:font-name="Courier New" style:font-name-complex="Courier New"/>
    </style:style>
    <style:style style:name="T509" style:parent-style-name="Absatz-Standardschriftart" style:family="text">
      <style:text-properties style:font-name="Courier New" style:font-name-complex="Courier New" fo:font-weight="bold" style:font-weight-asian="bold"/>
    </style:style>
    <style:style style:name="P510" style:parent-style-name="NurText" style:family="paragraph">
      <style:text-properties style:font-name="Courier New" style:font-name-complex="Courier New"/>
    </style:style>
    <style:style style:name="P511" style:parent-style-name="NurText" style:family="paragraph">
      <style:text-properties style:font-name="Courier New" style:font-name-complex="Courier New"/>
    </style:style>
    <style:style style:name="P512" style:parent-style-name="NurText" style:family="paragraph">
      <style:text-properties style:font-name="Courier New" style:font-name-complex="Courier New"/>
    </style:style>
    <style:style style:name="P513" style:parent-style-name="NurText" style:family="paragraph">
      <style:text-properties style:font-name="Courier New" style:font-name-complex="Courier New"/>
    </style:style>
    <style:style style:name="P514" style:parent-style-name="NurText" style:family="paragraph">
      <style:text-properties style:font-name="Courier New" style:font-name-complex="Courier New"/>
    </style:style>
    <style:style style:name="P515" style:parent-style-name="NurText" style:family="paragraph">
      <style:text-properties style:font-name="Courier New" style:font-name-complex="Courier New"/>
    </style:style>
    <style:style style:name="P516" style:parent-style-name="NurText" style:family="paragraph">
      <style:text-properties style:font-name="Courier New" style:font-name-complex="Courier New"/>
    </style:style>
    <style:style style:name="P517" style:parent-style-name="NurText" style:family="paragraph">
      <style:text-properties style:font-name="Courier New" style:font-name-complex="Courier New"/>
    </style:style>
    <style:style style:name="P518" style:parent-style-name="NurText" style:family="paragraph">
      <style:text-properties style:font-name="Courier New" style:font-name-complex="Courier New"/>
    </style:style>
    <style:style style:name="P519" style:parent-style-name="NurText" style:family="paragraph">
      <style:text-properties style:font-name="Courier New" style:font-name-complex="Courier New"/>
    </style:style>
    <style:style style:name="P520" style:parent-style-name="NurText" style:family="paragraph">
      <style:text-properties style:font-name="Courier New" style:font-name-complex="Courier New"/>
    </style:style>
    <style:style style:name="P521" style:parent-style-name="NurText" style:family="paragraph">
      <style:paragraph-properties fo:text-indent="0.4916in"/>
      <style:text-properties style:font-name="Courier New" style:font-name-complex="Courier New"/>
    </style:style>
    <style:style style:name="P522" style:parent-style-name="NurText" style:family="paragraph">
      <style:text-properties style:font-name="Courier New" style:font-name-complex="Courier New"/>
    </style:style>
    <style:style style:name="P523" style:parent-style-name="NurText" style:family="paragraph">
      <style:text-properties style:font-name="Courier New" style:font-name-complex="Courier New"/>
    </style:style>
    <style:style style:name="P524" style:parent-style-name="NurText" style:family="paragraph">
      <style:text-properties style:font-name="Courier New" style:font-name-complex="Courier New"/>
    </style:style>
    <style:style style:name="P525" style:parent-style-name="NurText" style:family="paragraph">
      <style:text-properties style:font-name="Courier New" style:font-name-complex="Courier New"/>
    </style:style>
    <style:style style:name="P526" style:parent-style-name="NurText" style:family="paragraph">
      <style:text-properties style:font-name="Courier New" style:font-name-complex="Courier New"/>
    </style:style>
    <style:style style:name="P527" style:parent-style-name="NurText" style:family="paragraph">
      <style:paragraph-properties fo:text-indent="0.4916in"/>
      <style:text-properties style:font-name="Courier New" style:font-name-complex="Courier New"/>
    </style:style>
    <style:style style:name="P528" style:parent-style-name="NurText" style:family="paragraph">
      <style:text-properties style:font-name="Courier New" style:font-name-complex="Courier New"/>
    </style:style>
    <style:style style:name="P529" style:parent-style-name="NurText" style:family="paragraph">
      <style:text-properties style:font-name="Courier New" style:font-name-complex="Courier New"/>
    </style:style>
    <style:style style:name="P530" style:parent-style-name="NurText" style:family="paragraph">
      <style:paragraph-properties fo:text-indent="0.4916in"/>
      <style:text-properties style:font-name="Courier New" style:font-name-complex="Courier New"/>
    </style:style>
    <style:style style:name="P531" style:parent-style-name="NurText" style:family="paragraph">
      <style:text-properties style:font-name="Courier New" style:font-name-complex="Courier New"/>
    </style:style>
    <style:style style:name="P532" style:parent-style-name="NurText" style:family="paragraph">
      <style:text-properties style:font-name="Courier New" style:font-name-complex="Courier New"/>
    </style:style>
    <style:style style:name="P533" style:parent-style-name="NurText" style:family="paragraph">
      <style:paragraph-properties fo:text-indent="0.4916in"/>
      <style:text-properties style:font-name="Courier New" style:font-name-complex="Courier New"/>
    </style:style>
    <style:style style:name="P534" style:parent-style-name="NurText" style:family="paragraph">
      <style:text-properties style:font-name="Courier New" style:font-name-complex="Courier New"/>
    </style:style>
    <style:style style:name="P535" style:parent-style-name="NurText" style:family="paragraph">
      <style:text-properties style:font-name="Courier New" style:font-name-complex="Courier New"/>
    </style:style>
    <style:style style:name="P536" style:parent-style-name="NurText" style:family="paragraph">
      <style:paragraph-properties fo:text-indent="0.4916in"/>
      <style:text-properties style:font-name="Courier New" style:font-name-complex="Courier New"/>
    </style:style>
    <style:style style:name="P537" style:parent-style-name="NurText" style:family="paragraph">
      <style:text-properties style:font-name="Courier New" style:font-name-complex="Courier New"/>
    </style:style>
    <style:style style:name="P538" style:parent-style-name="Nur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/>
      <text:p text:style-name="P3"/>
      <text:p text:style-name="P4">I<text:s/>P A D S<text:s/></text:p>
      <text:p text:style-name="P5"/>
      <text:p text:style-name="P6"><text:s/><text:s/>Literaturverwaltungsprogramm</text:p>
      <text:p text:style-name="P7"/>
      <text:p text:style-name="P8"/>
      <text:p text:style-name="P9"/>
      <text:p text:style-name="P10">Benutzerhinweise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tab/><text:tab/><text:tab/>I<text:s/>-<text:s/>Institut für Angewandte Physik</text:p>
      <text:p text:style-name="P18"/>
      <text:p text:style-name="P19"><text:tab/><text:tab/><text:tab/>P<text:s/>–<text:s/>Physik</text:p>
      <text:p text:style-name="P20"/>
      <text:p text:style-name="P21"><text:tab/><text:tab/><text:tab/>A<text:s/>–<text:s/>Abstracts</text:p>
      <text:p text:style-name="P22"/>
      <text:p text:style-name="P23"><text:tab/><text:tab/><text:tab/>D<text:s/>–<text:s/>Dokumentations</text:p>
      <text:p text:style-name="P24"/>
      <text:p text:style-name="P25"><text:tab/><text:tab/><text:tab/>S<text:s/>-<text:s/>System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(C) 1988 Institut für Angewandte Physik der Universität Bonn</text:p>
      <text:p text:style-name="P49"/>
      <text:p text:style-name="P50"/>
      <text:p text:style-name="NurText"><text:span text:style-name="T51">Inhaltsverzeichnis</text:span></text:p>
      <text:p text:style-name="P52"/>
      <text:p text:style-name="P53"/>
      <text:p text:style-name="P54"/>
      <text:p text:style-name="P55"/>
      <text:p text:style-name="P56"><text:tab/>1.<text:tab/>Einleitung</text:p>
      <text:p text:style-name="P57"/>
      <text:p text:style-name="P58"/>
      <text:p text:style-name="P59"><text:tab/>2.<text:tab/>Hinweise zur Benutzung von IPADS</text:p>
      <text:p text:style-name="P60"/>
      <text:p text:style-name="P61"/>
      <text:p text:style-name="P62"><text:tab/>3.<text:tab/>Wartungs-Programm <text:s/>SERVICE.PRG</text:p>
      <text:p text:style-name="P63"/>
      <text:p text:style-name="P64"/>
      <text:p text:style-name="P65"><text:tab/>4.<text:tab/>Struktur der Literatur-Datenbank</text:p>
      <text:p text:style-name="P66"/>
      <text:p text:style-name="P67"/>
      <text:p text:style-name="P68"><text:tab/>5.<text:tab/>Beispiel einer Literaturliste</text:p>
      <text:p text:style-name="P69"/>
      <text:p text:style-name="P70"/>
      <text:p text:style-name="P71"><text:tab/>6.<text:tab/>Liste der Forschungsgebiete</text:p>
      <text:p text:style-name="P72"/>
      <text:p text:style-name="P73"/>
      <text:p text:style-name="P74"><text:tab/>7.<text:tab/>Liste der benötigten Dateien</text:p>
      <text:p text:style-name="P75"/>
      <text:p text:style-name="P76"/>
      <text:p text:style-name="P77"><text:tab/>8.<text:tab/>Quelltexte der Programme<text:s/></text:p>
      <text:p text:style-name="P78"/>
      <text:p text:style-name="P79"/>
      <text:soft-page-break/>
      <text:p text:style-name="P80">1.Einleitung</text:p>
      <text:p text:style-name="P81"/>
      <text:p text:style-name="P82"/>
      <text:p text:style-name="P83">Die<text:s/>Überlegungen, die zu dieser Literatur-Datenbank geführt haben...</text:p>
      <text:p text:style-name="P84"/>
      <text:p text:style-name="P85">Um effizient mit wissenschaftlichen Publikationen arbeiten<text:s/>zu können, ist es u.a. notwendig, sie<text:s/>überschaubar und<text:s/>nach bestimmten Gebieten einzusortieren. Der Zugriff auf<text:s/>bestimmte Literaturstellen sollte schnell und unter verschiedenen Auswahlkriterien (Recherche) erfolgen<text:s/>können.<text:s/>Dieses ist bei Karteikastensystemen nur bedingt gegeben.<text:s/>Ein großer Nachteil ergibt sich, falls z.B. mehrere solcher Systeme vereinigt (mergen) werden sollen oder das<text:s/>Katalogisierungssystem selbst geändert werden soll. Hierfür<text:s/>bietet sich die Verwendung einer PC-gestützten Datenbank an:<text:s/></text:p>
      <text:p text:style-name="P86"/>
      <text:p text:style-name="P87"/>
      <text:p text:style-name="P88">Die Struktur, also Anzahl und Inhalt der Felder, kann<text:s/>jederzeit verändert und erweitert werden und somit<text:s/>neuen Gegebenheiten angepaßt<text:s/>werden. Der bis dahin<text:s/>geleistete Arbeitsaufwand an Erfassung von Literaturstellen wird nicht hinfällig.</text:p>
      <text:p text:style-name="P89"/>
      <text:p text:style-name="P90"/>
      <text:p text:style-name="P91">Die Schnelligkeit der rechnergestützen Verwaltung<text:s/>kommt bei größeren<text:s/>Datenbeständen bei Recherche und<text:s/>Sortieren dem Benutzer entgegen.</text:p>
      <text:p text:style-name="P92"/>
      <text:p text:style-name="P93"/>
      <text:p text:style-name="P94">Einmal bereits erfaßte Literaturstellen können beliebig mit anderen Literaturdatenbanken (z.B.: aus anderen Forschungsgebieten) 'gemergt' werden. Somit ist<text:s/>eine dezentrale Literaturerfassung möglich und erleichtert die Ersterfassung und die laufenden Erweiterungen der Datenbank erheblich. Das Programm und<text:s/>die Literaturdatenbank sind somit nicht an einen PC-Arbeitsplatz gebunden. Mehrere Mitarbeiter können<text:s/>unabhängig voneinander gleichzeitig IPADS benutzen.</text:p>
      <text:p text:style-name="P95"/>
      <text:p text:style-name="P96"/>
      <text:p text:style-name="P97">Das Arbeiten mit der Datenbank wird durch die einfache Menüführung und aufgrund der ausreichend vorhandenen Dokumentation zu dBASE erleichtert.</text:p>
      <text:p text:style-name="P98"/>
      <text:p text:style-name="P99">Das Programm verwaltet beliebig viele Literaturstellen,<text:s/>wobei die Kapazität lediglich durch den verwendeten Festplattenspeicher begrenzt ist. So entspricht 10 MB belegte<text:s/>Festplattenspeicherkapazität ca. 16.000 Literaturstellen.<text:s/>Das Programm ist in der Programmiersprache von dBASE III<text:s/>PLUS (deutsche Version 1.1) geschrieben und setzt für die<text:s/>Arbeit die interaktiven Funktionen (EDIT, APPEND, BROWSE)von dBASE voraus. Neben den fest vorgegebenen Programmpunkten (Datensätze anhängen,<text:s/>ändern, auflisten, Autoren-<text:s/>und Stichwort-Recherchen,<text:s/>etc.) kann aufgrund der Benutzung<text:s/>von dBASE-ASSIST jede beliebige Recherche-<text:s/>und Sortierkombination erfolgen.</text:p>
      <text:p text:style-name="P100"/>
      <text:p text:style-name="P101">Eine Compilierung des Programms (Clipper) kann zu einem<text:s/>späteren Zeitpunkt erfolgen, falls sich das Literatursystem in dieser Form in Praxi 'bewährt' hat und auf die<text:s/>Interaktivität von dBASE verzichtet werden kann. Durch die<text:s/>Compilierung wird eine erhöhte Ausführungsgeschwindigkeit<text:s/>des Programms erreicht, die bei Sortier-<text:s/>und Suchvorgängen<text:s/>entscheidend zum Tragen kommt.</text:p>
      <text:p text:style-name="P102"/>
      <text:soft-page-break/>
      <text:p text:style-name="P103">2.Hinweise zur Benutzung von IPADS</text:p>
      <text:p text:style-name="P104"/>
      <text:p text:style-name="P105"/>
      <text:p text:style-name="P106">Im<text:s/>Folgenden werden Eingaben die vom Benutzer<text:s/>über die<text:s/>Tastatur erfolgen müssen in spitzen Klammern &lt;...&gt; angegeben. Eine genaue Beschreibung der Datenbankfelder findet<text:s/>sich in Kapitel 4.</text:p>
      <text:p text:style-name="P107"/>
      <text:p text:style-name="P108"/>
      <text:p text:style-name="P109">Eingabe:</text:p>
      <text:p text:style-name="P110">Die Eingabe der Autorenliste (Feld: AUTOREN) und der<text:s/>Zeitschrift (Feld: ZEITSCHRFT) muß<text:s/>in der Form erfolgen,<text:s/>wie sie später in einer Literaturliste zitiert werden<text:s/>sollen. Handelt es sich beim Artikel um<text:s/>keine Veröffentlichung (sondern: Proceeding, Diss., Habil., etc.), so<text:s/>müssen die beiden Datenbankfelder entsprechend ausgefüllt<text:line-break/>werden. Beispielsweise:</text:p>
      <text:p text:style-name="P111"/>
      <text:p text:style-name="P112">Arbeit: V.Name, Thesis, Ort 1988</text:p>
      <text:p text:style-name="P113"/>
      <text:p text:style-name="P114">Buch: V.Name, Titel (Verlag, Ort, 1988)</text:p>
      <text:p text:style-name="P115"/>
      <text:p text:style-name="P116"><text:tab/>oder: V.Name, in<text:s/>Sammelbandtitel, ed. by V.Name,</text:p>
      <text:p text:style-name="P117">(Verlag, Ort, 1988), p. 567</text:p>
      <text:p text:style-name="P118"/>
      <text:p text:style-name="P119">Das Standardformat der Eingabe sieht wie folgt aus:</text:p>
      <text:p text:style-name="P120"/>
      <text:p text:style-name="P121"/>
      <text:p text:style-name="P122"><text:tab/>Standard: V.Name1,...,V.NameN,<text:s/>Zeitschrift,<text:s/>Vol,<text:s/>Seite (Jahr)</text:p>
      <text:p text:style-name="P123"><text:tab/></text:p>
      <text:p text:style-name="P124">Beispiel:<text:s/>X.Meier,<text:s/>Z.Schulz,<text:s/>Phys.Rev.Lett.91,3045 (1993)</text:p>
      <text:p text:style-name="P125"/>
      <text:p text:style-name="P126">Die Eingabe der Daten sollte in Normalschrift (also<text:s/>keine<text:s/>Großschrift) erfolgen. Bei den Recherchen wird automatisch nach Groß-<text:s/>und Kleinschrift gesucht und nicht mehr<text:s/>unterschieden.</text:p>
      <text:p text:style-name="P127"/>
      <text:p text:style-name="P128">Im ABSTRACT-Feld sollte das Abstract der Veröffentlichung bzw. eine Kurzzusammenfassung (ein paar Zeilen)<text:s/>eingetragen werden. Im Feld ANMERKUNG können sonstige<text:s/>(persönliche) Angaben<text:s/>zum Artikel gemacht werden.</text:p>
      <text:p text:style-name="P129"/>
      <text:p text:style-name="P130"/>
      <text:p text:style-name="P131">Die Eintragungen in die Felder Forschungs-GEBIET und<text:s/>SUBGEBIET ist der entsprechenden Liste (Kapitel 6) zu<text:s/>entnehmen. Diese Begriffe sind festgelegt<text:s/>-<text:s/>man sollte<text:s/>sich an diese entsprechend halten. Eine Erweiterung sollte<text:s/>nur mit Absprache der anderen Mitbenutzer erfolgen.</text:p>
      <text:p text:style-name="P132"/>
      <text:p text:style-name="P133">Pflege:</text:p>
      <text:p text:style-name="P134"/>
      <text:p text:style-name="P135">Eine Liste der KEYWORDs sollte in regelmäßigen Abständen<text:s/>ausgelegt und aktualisiert werden, ebenso eine "Papierliste" des Datenbankinhalts. Hierbei gibt es zwei Formate:</text:p>
      <text:p text:style-name="P136"/>
      <text:p text:style-name="P137">Kurzliste:<text:tab/>KÜRZEL, ZEITSCHRFTÞ</text:p>
      <text:p text:style-name="P138"><text:tab/></text:p>
      <text:p text:style-name="P139">ausführliche Liste:<text:s/>KÜRZEL, GEBIET, SUBGEBIET, TITEL, AUTOREN, ZEITSCHRFT</text:p>
      <text:p text:style-name="P140"><text:tab/><text:tab/><text:tab/><text:tab/>(siehe hierzu auch Kapitel 3).</text:p>
      <text:p text:style-name="P141"/>
      <text:p text:style-name="P142"/>
      <text:p text:style-name="P143"/>
      <text:p text:style-name="P144"/>
      <text:p text:style-name="P145"/>
      <text:soft-page-break/>
      <text:p text:style-name="P146">Fehler:</text:p>
      <text:p text:style-name="P147"/>
      <text:p text:style-name="P148">Bei Auftreten eines Fehlers innerhalb des dBASE-Programms IPDAS.PRG, kann nach der Fehlermeldung (Abbruch,<text:s/>Ignorieren, oder Unterbrechen?) mit der Eingabe von &lt;I&gt;<text:s/>fortgefahren werden.</text:p>
      <text:p text:style-name="P149"/>
      <text:p text:style-name="P150">Falls man durch einen Fehler auf dBASE-Ebene zurückgeworfen wird (.Promptzeichen), so kann durch Eingabe von &lt;do ipads&gt; das Literaturprogramm erneut gestartet werden.</text:p>
      <text:p text:style-name="P151"/>
      <text:p text:style-name="P152"/>
      <text:p text:style-name="P153"/>
      <text:p text:style-name="P154">Programmbenutzung:</text:p>
      <text:p text:style-name="P155"/>
      <text:p text:style-name="P156"/>
      <text:p text:style-name="P157">Programmpunkt 1 : ANHÄNGEN</text:p>
      <text:p text:style-name="P158"/>
      <text:p text:style-name="P159">Für die Neueingabe von Daten (Artikel) steht die Standard­Eingabemaske des dBASE-Interpreters zur Verfügung. Die neu<text:s/>eingegebenen Daten werden an die bestehende Datenbank<text:s/>angehängt und beim Verlassen des Programmteils auf Wunsch<text:s/>nach dem Feld KÜRZEL sortiert und indiziert (LIT.NDX).<text:s/>Bevor man eine neue Literaturstelle eingibt, sollte anhand<text:s/>der Listen (bzw. mit Programmpunkt 3 : LISTE) kontrolliert<text:s/>werden, ob ein entsprechender Eintrag bereits vorhanden<text:s/>ist.</text:p>
      <text:p text:style-name="P160"/>
      <text:p text:style-name="P161"/>
      <text:p text:style-name="P162">Um die Felder zu bearbeiten stehen neben den Pfeiltasten<text:s/>die Wordstar Editier-Befehle (Ctrl-A,S,D,F,G,Y,T,X) zur<text:s/>Verfügung.</text:p>
      <text:p text:style-name="P163"/>
      <text:p text:style-name="P164">Das ABSTRACT-Feld wird mit der<text:s/>Tastenkombination<text:s/>&lt;Ctrl-Home&gt; geöffnet und mit &lt;Ctrl-End&gt; geschlossen. Hier<text:s/>läßt <text:s/>sich ein beliebiger Text (max. 1024 Zeichen) eingeben. Die Escape-Taste &lt;ESC&gt; bricht die Eingabe ab, die<text:s/>Daten werden dann <text:s/>n i c h t<text:s/><text:s text:c="2"/>abgespeichert. Das Abspei­chern der neuen Daten erfolgt indem man eine neue Eingabemaske erreicht (PgDown bzw. &lt;RETURN&gt;) oder &lt;Ctrl-W&gt; für<text:s/>Speichern eingibt.</text:p>
      <text:p text:style-name="P165"/>
      <text:p text:style-name="P166">Mit der <text:s/>&lt;F1&gt; - Funktionstaste<text:s/>läßt<text:s/><text:s/>sich der Hilfsbildschirm am oberen Bildschirmrand jederzeit ein- bzw. ausblenden.</text:p>
      <text:p text:style-name="P167"/>
      <text:p text:style-name="P168"/>
      <text:p text:style-name="P169">Programmpunkt 2 :<text:s/>ÄNDERN</text:p>
      <text:p text:style-name="P170"/>
      <text:p text:style-name="P171"/>
      <text:p text:style-name="P172">Um einen bestehenden Datensatz zu<text:s/>ändern, gibt man dessen<text:s/>Nummer (Recordnummer) ein. Falls diese nicht genau bekannt<text:s/>ist, so kann mit Hilfe der PgUp- bzw. PgDown-Tasten die<text:s/>Datenbank durchgeblättert und der jeweilige Artikel gesucht werden. (Hierbei ist allerdings Vorsicht<text:s/>geboten, da<text:s/>Änderungen der Feldinhalte abgespeichert werden.)<text:s/></text:p>
      <text:p text:style-name="P173"/>
      <text:p text:style-name="P174">Um die Felder zu bearbeiten stehen (wie unter Programm­punkt ANHÄNGEN) neben den Pfeiltasten die Wordstar Editierbefehle (Ctrl-A,S,D,F,G,Y,T,X) zur Verfügung. Das<text:s/>ABSTRACT-Feld wird mit der Tastenkombination &lt;Ctrl-Home&gt;<text:s/>geöffnet und mit &lt;Ctrl-End&gt; geschlossen. Hier<text:s/>läßt<text:s/>sich<text:s/>ein beliebiger Text (max. 1024 Zeichen) eingeben. Die<text:s/>Escape-Taste &lt;ESC&gt; bricht die Eingabe ab, die Daten werden<text:s/>dann <text:s/>n i c h t <text:s/>abgespeichert. Das Abspeichern der neuen<text:s/>Daten erfolgt indem man eine neue Eingabemaske erreicht<text:s/>(PgDown bzw. &lt;RETURN&gt;) oder &lt;Ctrl-W&gt; (Speichern) eingibt.</text:p>
      <text:p text:style-name="P175"/>
      <text:p text:style-name="P176"/>
      <text:soft-page-break/>
      <text:p text:style-name="P177">Programmpunkt 3 : LISTE</text:p>
      <text:p text:style-name="P178"/>
      <text:p text:style-name="P179">Um einen schnellen<text:s/>Überblick<text:s/>über den Inhalt der Datenbank<text:s/>zu erhalten, ist es möglich sie in Form einer Liste darstellen zu lassen. Hierbei werden folgende Datenbankfelder<text:s/>angezeigt:<text:tab/>KÜRZEL, GEBIET, SUBGEBIET, AUTOREN,<text:s/>ZEITSCHRFT, TITEL, JAHRGANG.</text:p>
      <text:p text:style-name="P180"/>
      <text:p text:style-name="P181">Mit Hilfe der Pfeiltasten bzw. PgUp und PgDown kann die<text:s/>Liste nach vorn und hinten durchgeblättert, mit Hilfe der<text:s/>Tastenkombination &lt;Ctrl-Pfeiltasten&gt; links und rechts<text:s/>verschoben werden. Die Feldinhalte (bis auf JAHRGANG) sind<text:s/>hierbei nicht<text:s/>änderbar.</text:p>
      <text:p text:style-name="P182"/>
      <text:p text:style-name="P183">Mit der &lt;F1&gt; - Funktionstaste<text:s/>läßt<text:s/>sich der Hilfsbildschirm am oberen Bildschirmrand jederzeit ein- bzw. ausblenden.</text:p>
      <text:p text:style-name="P184"/>
      <text:p text:style-name="P185"/>
      <text:p text:style-name="P186">Programmpunkt 4 : AUTOR</text:p>
      <text:p text:style-name="P187"/>
      <text:p text:style-name="P188">Unter Auswahlpunkt 1 kann eine AUTOREN-Recherche erfolgen, nachdem man den Autorennamen oder einen Teilstring<text:s/>eingegeben hat. Die recherchierten Daten werden bei der<text:s/>Suche auf dem Bildschirm einzeilig dargestellt, anschließend in der temporären Datei SUCH1.DBF zwischengespeichert.<text:s/></text:p>
      <text:p text:style-name="P189"/>
      <text:p text:style-name="P190">Unter Auswahlpunkt 2 kann die recherchierte Suchdatei<text:s/>SUCH1.DBF erneut angeschaut werden.</text:p>
      <text:p text:style-name="P191"/>
      <text:p text:style-name="P192">Unter Auswahlpunkt 3 kann eine bereits früher recherchierte, externe Datei eingelesen und<text:s/>angezeigt werden.<text:s/>Hierzu wird der Dateiname (evtl. mit Laufwerksangabe,z.B.: A:RECH.DBF) eingegeben.</text:p>
      <text:p text:style-name="P193"/>
      <text:p text:style-name="P194">Anmerkung:</text:p>
      <text:p text:style-name="P195"/>
      <text:p text:style-name="P196">Die externe DBF-Datei (einschließlich zugehöriger<text:s/>DBT-Datei) muß<text:s/>auf Diskette bzw. Platte vorhanden sein und<text:s/>die <text:s/>gleiche <text:s/>Datenbankstruktur wie <text:s/>LIT.DBF <text:s/>besitzen, sonst erfolgt eine<text:s/>Fehlermeldung.</text:p>
      <text:p text:style-name="P197"/>
      <text:p text:style-name="P198"/>
      <text:p text:style-name="P199">Programmpunkt 5 : TITEL&amp;KEY</text:p>
      <text:p text:style-name="P200"/>
      <text:p text:style-name="P201">Unter Auswahlpunkt 1 kann eine kombinierte Recherche nach<text:s/>den Feldern TITEL und KEYWORDn (n = 1 - 8) erfolgen. Hier­zu ist ein Suchbegriff bzw. ein Teilstring einzugeben. Die<text:s/>recherchierten Daten werden bei der Suche auf dem Bild­schirm dargestellt, abhängig davon, ob sie im Feld TITEL<text:s/>oder bei den Stichworten (KEYWORD) enthalten sind. Anschließend werden sie in der temporären Datei šSUCH2.DBF<text:s/>zwischengespeichert. Der Suchbegriff wird automatisch nach<text:s/>Klein- oder Großschrift recherchiert.</text:p>
      <text:p text:style-name="P202"/>
      <text:p text:style-name="P203">Unter Auswahlpunkt 2 kann die recherchierte Suchdatei<text:s/>SUCH2.DBF erneut angeschaut werden.</text:p>
      <text:p text:style-name="P204"/>
      <text:p text:style-name="P205"/>
      <text:p text:style-name="P206">Programmpunkt 6 : GENERIEREN</text:p>
      <text:p text:style-name="P207"/>
      <text:p text:style-name="P208">Dieser Programmpunkt bietet die Möglichkeit anhand der<text:s/>recherchierten Daten (Artikel) eine Literaturliste SUCHE.TXT <text:s/>zu generieren, die im ASCII-Format auf Diskette<text:s/>bzw. Platte gespeichert wird. Somit ist die Datei<text:s/>SUCHE.TXT von beliebigen Texteditoren (z.B. WordPerfect)<text:line-break/>anschließend weiter bearbeitbar.</text:p>
      <text:p text:style-name="P209"/>
      <text:soft-page-break/>
      <text:p text:style-name="P210">Es können verschiedene Recherchen (AUTOR- und<text:s/>TITEL&amp;KEYWORD-Recherche) zusammengefasst werden, sofern<text:s/>sie bereits durchgeführt wurden und in einer <text:s/>Literaturliste abgespeichert werden.<text:s/></text:p>
      <text:p text:style-name="P211"/>
      <text:p text:style-name="P212">Das Format der Literaturliste setzt sich aus den beiden<text:s/>Datenbankfeldern AUTOREN und ZEITSCHRFT zusammen.<text:s/></text:p>
      <text:p text:style-name="P213"/>
      <text:p text:style-name="P214">Ein typisches Feld hat z.B. die Form:<text:s/></text:p>
      <text:p text:style-name="P215"/>
      <text:p text:style-name="P216">A.Einstein,<text:s/>I.Newton Phys.Rev.Lett.12,3422 (1989)</text:p>
      <text:p text:style-name="P217"/>
      <text:p text:style-name="P218"/>
      <text:p text:style-name="P219">Programmpunkt 7 : SICHERN</text:p>
      <text:p text:style-name="P220"/>
      <text:p text:style-name="P221">Dieser Programmpunkt bietet die Möglichkeit Dateien aus<text:s/>dem laufenden Anwenderprogramm <text:s/>IPADS.PRG <text:s/>auf Diskette zu<text:s/>sichern.</text:p>
      <text:p text:style-name="P222"/>
      <text:p text:style-name="P223">Unter Auswahlpunkt 1 (bzw. 2) werden die Datenbankdateien<text:s/>LIT.DBF <text:s/>und LIT.DTB auf dem Laufwerk A: (bzw. B:) und<text:s/>unter Auswahlpunkt 3 die recherchierten Daten in Form der<text:s/>Literaturliste <text:s/>SUCHE.TXT <text:s/>gesichert. Eine Sicherheitskopie (Backup) der Datenbankdateien <text:s/>LIT.DB? <text:s/>sollte nach<text:s/>Eingabe neuer Daten auf jeden Fall immer erfolgen.</text:p>
      <text:p text:style-name="P224"/>
      <text:p text:style-name="P225">Anmerkung:<text:s/>Die temporären Suchdateien (SUCHn.DBF bzw. šTEMP.DBF und<text:s/>die zugehörigen DBT-Dateien) können bei Bedarf auf DOS­Ebene ebenfalls gesichert werden, um sie später erneut zu<text:s/>bearbeiten (s. Programmpunkt 4 : AUTOR, Auswahl 3). Aller­dings sollten sie dann<text:s/>umbenannt werden, da IPADS.PRG<text:s/>diese Dateinamen verwendet und beim Programmstart<text:s/>IPADS.BAT) die Dateien automatisch<text:s/>überschreibt.</text:p>
      <text:p text:style-name="P226"/>
      <text:p text:style-name="P227"/>
      <text:p text:style-name="P228">Programmpunkt 8 : HILFE</text:p>
      <text:p text:style-name="P229"/>
      <text:p text:style-name="P230">Unter Auswahlpunkt 1 sind die Hilfsbildschirme zum<text:s/>IPADS-Literaturverwaltungsprogramm einzeln abrufbar.</text:p>
      <text:p text:style-name="P231"/>
      <text:p text:style-name="P232">Unter Auswahlpunkt 2 wird die Hilfefunktion <text:s/>HELP <text:s/>von dBASE III PLUS aufgerufen, die ausführliche Informationen<text:s/>zur Benutzung der Datenbank bereithält. Durch Drücken der<text:s/>Escape-Taste &lt;ESC&gt; gelangt man zurück in das Literaturverwaltungsprogramm IPADS.</text:p>
      <text:p text:style-name="P233"/>
      <text:p text:style-name="P234"/>
      <text:p text:style-name="P235">Programmpunkt 9 : ASSIST</text:p>
      <text:p text:style-name="P236"/>
      <text:p text:style-name="P237"/>
      <text:p text:style-name="P238">Bei Aufruf dieser Programmoption wird die dBASE-Benutzeroberfläche ASSIST aktiviert, welche eine Menüführung aller<text:s/>dBASE-Befehle zur Verfügung stellt.</text:p>
      <text:p text:style-name="P239"/>
      <text:p text:style-name="P240">So lassen sich zum Beispiel mit Hilfe von <text:s/>ASSIST <text:s/>komplexere Suchkriterien und Verknüpfungen realisieren, wie<text:s/>sie in den Standard-Recherchekriterien (AUTOR und<text:s/>TITEL<text:s/>&amp;<text:s/>KEY) zur Verfügung stehen.</text:p>
      <text:p text:style-name="P241"/>
      <text:p text:style-name="P242">Bei Aufruf von ASSIST ist Vorsicht geboten, da das Anwenderprogramm <text:s/>IPADS.PRG <text:s/>verlassen wird. (Diese Programmoption sollte nur von 'erfahrenen'<text:s/>Datenbankanwendern<text:s/>aufgerufen werden...)</text:p>
      <text:p text:style-name="P243"/>
      <text:p text:style-name="P244">Soll anschließend in der Literaturverwaltung fortgefahren<text:s/>werden, so muß<text:s/>ASSIST <text:s/>mit der Escape-Taste &lt;ESC&gt; verlassen werden.</text:p>
      <text:p text:style-name="P245"/>
      <text:soft-page-break/>
      <text:p text:style-name="P246">3. Wartungs-Programm <text:s/>SERVICE.PRG</text:p>
      <text:p text:style-name="P247"/>
      <text:p text:style-name="P248"/>
      <text:p text:style-name="P249">Das dBASE-Programm SERVICE stellt die zur Pflege der Literatur-Datenbank LIT.DBF benötigte Optionen zur Verfügung. Es sollte in regelmäßigen Abständen aktiviert werden, um die Listen des Datenbankinhalts und der Stichworte<text:s/>zu aktualisieren bzw. die Datenbank zu erweitern. Hierbei<text:s/>ist es möglich eine Vereinigungsmenge von zwei beliebigen<text:s/>Datenbanken zu bilden (mergen), ohne daß<text:s/>Doppeleinträge<text:s/>vorkommen:</text:p>
      <text:p text:style-name="P250"/>
      <text:p text:style-name="P251"/>
      <text:p text:style-name="P252">Unter Punkt 1 wird die Literaturdatenbank <text:s/>LIT.DBF <text:s/>eingelesen, indiziert (LIT.NDX) und nach dem Feld <text:s/>KÜRZEL alphabetisch sortiert. Dieser Programmpunkt sollte nach<text:s/>einer Erweiterung der Datenbank (s. Punkt 4) aufgerufen<text:s/>werden, um die Indexdatei <text:s/>LIT.NDX <text:s/>zu aktualisieren.</text:p>
      <text:p text:style-name="P253"/>
      <text:p text:style-name="P254"/>
      <text:p text:style-name="P255">Unter Punkt 2 wird der gesamte Inhalt der Literaturdatenbank <text:s/>LIT.DBF <text:s/>in eine ASCII-Datei abgespeichert. Man hat<text:s/>die Wahl zwischen einer kurzen (ARTIKEL.TXT) und einer<text:s/>ausführlichen (LIT.LST) Datenbankliste. Die Datei <text:s/>LIT.LST wird anschließend vom Konvertierprogramm LITCONV zu LIT.ADI <text:s/>konvertiert. Die Dateien ARTIKEL.TXT und LIT.ADI<text:s/>sind dann mit beliebigen Texteditoren (z.B.: WordPerfect)bearbeitbar.<text:s/></text:p>
      <text:p text:style-name="P256"/>
      <text:p text:style-name="P257"/>
      <text:p text:style-name="P258">Unter Punkt 3 wird eine Liste aller Stichworteinträge<text:s/>generiert. Die ASCII-Datei <text:s/>KEYWORDS.TXT <text:s/>enthält alle<text:s/>Einträge der Datenbankfelder KEYWORDn (n=1-8) alphabetisch<text:s/>sortiert. Kommt ein Stichwort doppelt vor, so wird es nur einmal <text:s/>aufgeführt.<text:s/></text:p>
      <text:p text:style-name="P259"/>
      <text:p text:style-name="P260"/>
      <text:p text:style-name="P261">Unter Punkt 4 werden zwei Datenbanken zur Literatur-Daten­bank <text:s/>LIT.DBF <text:s/>zusammengefasst (mergen), doppelte Einträge<text:s/>werden nur<text:s/>einmal<text:s/>aufgenommen.<text:s/></text:p>
      <text:p text:style-name="P262"/>
      <text:p text:style-name="P263"/>
      <text:p text:style-name="P264"/>
      <text:p text:style-name="P265"/>
      <text:soft-page-break/>
      <text:p text:style-name="P266">4. Struktur der Datenbank:<text:tab/>(Datei: LIT.DBF)</text:p>
      <text:p text:style-name="P267"/>
      <text:p text:style-name="P268">Die Literaturdatenbank enthält folgende Felder:</text:p>
      <text:p text:style-name="P269"/>
      <text:p text:style-name="P270"><text:tab/><text:s text:c="3"/>Feld <text:s/>Feldname <text:s text:c="3"/>Typ <text:s text:c="8"/><text:tab/>Länge</text:p>
      <text:p text:style-name="P271"><text:tab/><text:tab/><text:s/>1 <text:s/>KÜRZEL <text:s text:c="5"/>Zeichen <text:s text:c="7"/>6<text:s/></text:p>
      <text:p text:style-name="P272"><text:tab/><text:tab/><text:s/>2 <text:s/>TITEL <text:s text:c="6"/>Zeichen <text:s text:c="5"/>100<text:s/></text:p>
      <text:p text:style-name="P273"><text:tab/><text:tab/><text:s/>3 <text:s/>GEBIET <text:s text:c="5"/>Zeichen <text:s text:c="6"/>20<text:s/></text:p>
      <text:p text:style-name="P274"><text:tab/><text:tab/><text:s/>4 <text:s/>SUBGEBIET <text:s text:c="2"/>Zeichen <text:s text:c="6"/>20<text:s/></text:p>
      <text:p text:style-name="P275"><text:tab/><text:tab/><text:s/>5 <text:s/>AUTOREN <text:s text:c="4"/>Zeichen <text:s text:c="6"/>78<text:s/></text:p>
      <text:p text:style-name="P276"><text:tab/><text:tab/><text:s/>6 <text:s/>ZEITSCHRFT <text:s/>Zeichen <text:s text:c="6"/>60<text:s/></text:p>
      <text:p text:style-name="P277"><text:tab/><text:tab/><text:s/>7 <text:s/>VERLAG <text:s text:c="5"/>Zeichen <text:s text:c="6"/>20<text:s/></text:p>
      <text:p text:style-name="P278"><text:tab/><text:tab/><text:s/>8 <text:s/>JAHRGANG <text:s text:c="3"/>Numerisch <text:s text:c="5"/>4<text:s/></text:p>
      <text:p text:style-name="P279"><text:tab/><text:tab/><text:s/>9 <text:s/>PACS <text:s text:c="7"/>Zeichen <text:s text:c="6"/>20<text:s/></text:p>
      <text:p text:style-name="P280"><text:tab/><text:tab/>10 <text:s/>ANMERKUNG <text:s text:c="2"/>Zeichen <text:s text:c="6"/>60<text:s/></text:p>
      <text:p text:style-name="P281"><text:tab/><text:tab/>11 <text:s/>KEYWORD1 <text:s text:c="3"/>Zeichen <text:s text:c="6"/>25<text:s/></text:p>
      <text:p text:style-name="P282"><text:tab/><text:tab/>12 <text:s/>KEYWORD2 <text:s text:c="3"/>Zeichen <text:s text:c="6"/>25<text:s/></text:p>
      <text:p text:style-name="P283"><text:tab/><text:tab/>13 <text:s/>KEYWORD3 <text:s text:c="3"/>Zeichen <text:s text:c="6"/>25<text:s/></text:p>
      <text:p text:style-name="P284"><text:tab/><text:tab/>14 <text:s/>KEYWORD4 <text:s text:c="3"/>Zeichen <text:s text:c="6"/>25<text:s/></text:p>
      <text:p text:style-name="P285"><text:tab/><text:tab/>15 <text:s/>KEYWORD5 <text:s text:c="3"/>Zeichen <text:s text:c="6"/>25<text:s/></text:p>
      <text:p text:style-name="P286"><text:tab/><text:tab/>16 <text:s/>KEYWORD6 <text:s text:c="3"/>Zeichen <text:s text:c="6"/>25<text:s/></text:p>
      <text:p text:style-name="P287"><text:tab/><text:tab/>17 <text:s/>KEYWORD7 <text:s text:c="3"/>Zeichen <text:s text:c="6"/>25<text:s/></text:p>
      <text:p text:style-name="P288"><text:tab/><text:tab/>18 <text:s/>KEYWORD8 <text:s text:c="3"/>Zeichen <text:s text:c="6"/>25<text:s/></text:p>
      <text:p text:style-name="P289"><text:tab/><text:tab/>19 <text:s/>ABSTRACT <text:s text:c="3"/>MEMO <text:s text:c="9"/>10<text:s/></text:p>
      <text:p text:style-name="P290"><text:tab/><text:s/>** Gesamt ** <text:s text:c="20"/><text:s/>599<text:s/></text:p>
      <text:p text:style-name="P291"/>
      <text:p text:style-name="P292">Der Gesamtspeicherbedarf eines Literatureintrages beträgt<text:s/>mit der zugehörigen Textdatei (MEMO-Feld) ca. 650 Byte auf<text:s/>dem Festspeichermedium Diskette bzw. Platte.<text:s/></text:p>
      <text:p text:style-name="P293"/>
      <text:p text:style-name="P294">KÜRZEL: in dieses Feld wird eine Kurzform, bestehend aus<text:s/>den ersten drei Buchstaben des Nachnamens des ersten Au­tors und der Jahreszahl eingetragen. Evtl. kann eine In­dizierung mit kleinen Buchstaben (a,b,c,...) erfolgen,<text:s/>falls mehrere Publikationen des selben Autors im betref­fenden Jahr erschienen sind (z.B.: Ein18a).</text:p>
      <text:p text:style-name="P295"/>
      <text:p text:style-name="P296">TITEL: in dieses Feld wird der Originaltitel der Veröffentlichung eingetragen.<text:s/></text:p>
      <text:p text:style-name="P297"/>
      <text:p text:style-name="P298">GEBIET<text:s/>-<text:s/>SUBGEBIET:</text:p>
      <text:p text:style-name="P299"/>
      <text:p text:style-name="P300">In diese beiden Felder sind die Forschungsgebiete und die<text:s/>entsprechenden Untergebiete laut Liste (s. Kapitel 6) ein­zutragen. Sollte die Größe der Datenbank im Laufe der Zeit<text:s/>zu groß<text:s/>werden, so kann sie in einzelne Datenbanken zer­legt nach dem Oberbegriff GEBIET geordnet werden. Dies<text:s/>kommt auch dem Benutzer entgegen, der meistens nur ein<text:s/>Spezialgebiet bearbeitet und bei Literaturrecherchen nicht<text:s/>'unnötig lange suchen' möchte.</text:p>
      <text:p text:style-name="P301"/>
      <text:p text:style-name="P302">AUTOREN: in dieses Feld werden die Autorennamen (mit vorangestelltem Vornamen: Z.Yogibär) eingetragen. Sollte die<text:s/>Anzahl der Autoren die Feldlänge<text:s/>überschreiten, so ist<text:s/>darauf zu achten, daß<text:s/>der 'Gruppenchef'<text:s/>(meistens der<text:s/>Letztzitierte) ebenfalls eingetragen wird.</text:p>
      <text:p text:style-name="P303"/>
      <text:p text:style-name="P304">ZEITSCHRFT: Zeitschrift, Journal bzw. Buch.</text:p>
      <text:p text:style-name="P305"/>
      <text:p text:style-name="P306">VERLAG:<text:s/>nur bei Buchartikeln erforderlich.</text:p>
      <text:p text:style-name="P307"/>
      <text:p text:style-name="P308">JAHRGANG: Erscheinungsjahr des Artikels.</text:p>
      <text:p text:style-name="P309"/>
      <text:soft-page-break/>
      <text:p text:style-name="P310">PACS: falls bekannt, sollte hier die physics-abstract-classification-system Nummer eingetragen werden.</text:p>
      <text:p text:style-name="P311"/>
      <text:p text:style-name="P312">ANMERKUNG: hier können persönliche Bemerkungen bezüglich<text:s/>des Artikels eingetragen werden.</text:p>
      <text:p text:style-name="P313"/>
      <text:p text:style-name="P314">KEYWORDn: in diese acht Felder (n=1-8) sollten möglichst<text:s/>viele, treffende Stichworte eingetragen werden, die aber<text:s/>nicht im Rahmen des Titels bereits enthalten sind. Umso<text:s/>größer sind die Chancen bei einer späteren Recherche eine<text:s/>allumfassende Information zu bekommen.</text:p>
      <text:p text:style-name="P315"/>
      <text:p text:style-name="P316">ABSTRACT: dieses Feld kann bis zu 1024 Zeichen enthalten<text:s/>und eignet sich somit gut für die Eingabe des Abstracts<text:s/>bzw. sonstiger Kommentare und Informationen zu der betref­fenden Literaturstelle.</text:p>
      <text:p text:style-name="P317"/>
      <text:p text:style-name="P318"/>
      <text:p text:style-name="P319"/>
      <text:p text:style-name="P320">5. Beispiel einer Literaturliste</text:p>
      <text:p text:style-name="P321"/>
      <text:p text:style-name="P322"/>
      <text:p text:style-name="P323"/>
      <text:p text:style-name="P324">Diese Literaturliste stellt ein Beispiel für eine AUTOREN-Recherche mit dem Teilstring &lt;rtm&gt; dar:</text:p>
      <text:p text:style-name="P325"/>
      <text:p text:style-name="P326"/>
      <text:p text:style-name="P327">R.Blatt,W.Ertmer,J.L.Hall Prog.Quant.Electr.8,237 (1984)</text:p>
      <text:p text:style-name="P328"/>
      <text:p text:style-name="P329">R.Blatt,W.Ertmer,J.L.Hall Acta Physica Austriaca<text:s/>57,151(1985)</text:p>
      <text:p text:style-name="P330"/>
      <text:p text:style-name="P331">R.Blatt,W.Ertmer,P.Zoller,J.L.Hall Phys.Rev.A34,3022(1986)</text:p>
      <text:p text:style-name="P332"/>
      <text:p text:style-name="P333">W.Ertmer,R.Blatt,J.L.Hall,M.Zhu šPhys.Rev.Lett.54,996(1985)</text:p>
      <text:p text:style-name="P334"/>
      <text:p text:style-name="P335">W.Ertmer,S.Penselin Metrologia 22,195 (1986)</text:p>
      <text:p text:style-name="P336"/>
      <text:p text:style-name="P337">W.Ertmer Physica Scripta 36,306 (1987)</text:p>
      <text:p text:style-name="P338"/>
      <text:p text:style-name="P339">W.Ertmer Phys.Bl.43,Nr.10 (1987)</text:p>
      <text:p text:style-name="P340"/>
      <text:p text:style-name="P341"/>
      <text:soft-page-break/>
      <text:p text:style-name="P342">6. Liste der Forschungsgebiete</text:p>
      <text:p text:style-name="P343"/>
      <text:p text:style-name="P344"/>
      <text:p text:style-name="P345">Im<text:s/>Folgenden sind die Forschungsgebiete und die zugehöri­gen Untergebiete aufgelistet. Die Begriffe (englisch, GROß<text:s/>und fett geschrieben) sind in die Datenbankfelder (GEBIET<text:s/>und SUB-GEBIET) entsprechend (klein) einzutragen. Besteht<text:s/>bei der Zuordnung des Artikels Unklarheit bezüglich der<text:s/>Zugehörigkeit, so kann er jeweils unter der allgemeinen<text:s/>Rubrik GENERAL eingetragen werden. Eine Doppeleintragung<text:s/>eines Artikels ist unbedingt zu vermeiden, um die Daten­bank nicht unnötig aufzublähen. Durch eine entsprechende<text:s/>Wahl der Stichworte (KEYWORDn, n=1-8) kann eine Suche<text:s/>unter einem "anderem" Forschungsgebiet erleichtert werden.</text:p>
      <text:p text:style-name="P346"/>
      <text:p text:style-name="P347"/>
      <text:p text:style-name="P348">Diese Liste ist zu einem späteren Zeitpunkt beliebig er­weiterbar, um andere Arbeitsgebiete der Physik abzudecken.<text:s/></text:p>
      <text:p text:style-name="P349"/>
      <text:p text:style-name="P350"/>
      <text:p text:style-name="P351">LASER COOLING <text:s/>( &amp; Trapping)</text:p>
      <text:p text:style-name="P352"><text:tab/><text:tab/>-<text:s/>GENERAL<text:tab/><text:tab/><text:tab/>(Allg.: Manipulation von Atomstrahlen)</text:p>
      <text:p text:style-name="P353"><text:tab/><text:tab/>-<text:s/>DEFLECTION<text:tab/><text:tab/>(Atomstrahlablenkung)</text:p>
      <text:p text:style-name="P354"><text:tab/><text:tab/>-<text:s/>FOCUSSING<text:s/><text:tab/><text:tab/>(Kollimation, "Channeling")</text:p>
      <text:p text:style-name="P355"><text:tab/><text:tab/>-<text:s/>DECELERATION<text:tab/><text:tab/>(Abbremsung)</text:p>
      <text:p text:style-name="P356"><text:tab/><text:tab/>-<text:s/>OPTICAL TRAPS<text:tab/><text:tab/>(Neutrale Atomfallen)</text:p>
      <text:p text:style-name="P357"><text:tab/><text:tab/>-<text:s/>MAGNETIC TRAPS<text:tab/><text:tab/>(Magnet-<text:s/>&amp; Hybridfallen)</text:p>
      <text:p text:style-name="P358"><text:tab/><text:tab/>-<text:s/>THEORY<text:s/><text:tab/><text:tab/><text:tab/>(Theorie der Lichtkräfte)</text:p>
      <text:p text:style-name="P359"/>
      <text:p text:style-name="P360">LASER TECH</text:p>
      <text:p text:style-name="P361"><text:tab/><text:tab/>-<text:s/>GENERAL<text:tab/><text:tab/><text:tab/>(sonstiges)</text:p>
      <text:p text:style-name="P362"><text:tab/><text:tab/>-<text:s/>DYE LASERS<text:tab/><text:tab/>(alles<text:s/>über Farbstofflaser...)</text:p>
      <text:p text:style-name="P363"><text:tab/><text:tab/>-<text:s/>DIODE LASERS<text:tab/><text:tab/>(Halbleiterlaser)</text:p>
      <text:p text:style-name="P364"><text:tab/><text:tab/>-<text:s/>HeNe-LASERS<text:s/></text:p>
      <text:p text:style-name="NurText"><text:span text:style-name="T365"><text:tab/></text:span><text:span text:style-name="T366"><text:tab/></text:span><text:span text:style-name="T367">-</text:span><text:span text:style-name="T368"><text:s/>PULSED LASERS</text:span><text:span text:style-name="T369"><text:tab/></text:span><text:span text:style-name="T370"><text:tab/></text:span><text:span text:style-name="T371">(Excimer, Nd:YAG, etc.)</text:span></text:p>
      <text:p text:style-name="P372"><text:tab/><text:tab/>-<text:s/>IR LASERS</text:p>
      <text:p text:style-name="P373"><text:tab/><text:tab/>-<text:s/>SOLID STATE LASERS</text:p>
      <text:p text:style-name="NurText"><text:span text:style-name="T374"><text:tab/></text:span><text:span text:style-name="T375"><text:tab/></text:span><text:span text:style-name="T376">-</text:span><text:span text:style-name="T377"><text:s/>FIBERS</text:span><text:span text:style-name="T378"><text:tab/></text:span><text:span text:style-name="T379"><text:tab/></text:span><text:span text:style-name="T380"><text:tab/>(Allg. Glasfasertechnik)</text:span></text:p>
      <text:p text:style-name="P381"><text:tab/><text:tab/>-<text:s/>LIGHT BEAMS<text:tab/><text:tab/>(Gauss' Strahlen, cavities, Linsen,)</text:p>
      <text:p text:style-name="P382"><text:tab/><text:tab/>-<text:s/>STABILIZATION<text:tab/><text:tab/>(Regelungen, Elektronik)</text:p>
      <text:p text:style-name="P383"><text:tab/><text:tab/>-<text:s/>DATA ACQUISITION<text:tab/>(Meßwerterfassung,<text:s/>-verarbeitung)</text:p>
      <text:p text:style-name="P384"><text:tab/><text:tab/>-<text:s/>FREQU. STANDARDS<text:tab/>(Metrologie, "Ramsey")</text:p>
      <text:p text:style-name="P385"><text:tab/><text:tab/>-<text:s/>OPTOELECTRONICS</text:p>
      <text:p text:style-name="P386"><text:tab/><text:tab/>-<text:s/>VUV GENERATION</text:p>
      <text:p text:style-name="P387"><text:tab/><text:tab/>-<text:s/>NONLIN. OPTICS<text:tab/><text:tab/>(Technik, Experimente)</text:p>
      <text:p text:style-name="P388"><text:tab/><text:tab/>-<text:s/>MODULATION</text:p>
      <text:p text:style-name="P389"><text:tab/><text:tab/>-<text:s/>ULTRA SHORT PULSES<text:tab/>(Mode-Locking,etc.)</text:p>
      <text:p text:style-name="P390"/>
      <text:p text:style-name="P391"/>
      <text:p text:style-name="P392">QUANTUM OPTICS<text:tab/><text:tab/><text:tab/><text:tab/>(Theorie allgemein)</text:p>
      <text:p text:style-name="P393"><text:tab/><text:tab/>-<text:s/>GENERAL<text:tab/><text:tab/><text:tab/>(Quantum Jumps, Photonstatistik)</text:p>
      <text:p text:style-name="P394"><text:tab/><text:tab/>-<text:s/>FWM<text:tab/><text:tab/><text:tab/><text:tab/>(4-Wave-Mixing)</text:p>
      <text:p text:style-name="P395"><text:tab/><text:tab/>-<text:s/>SQUEEZING</text:p>
      <text:p text:style-name="P396"><text:tab/><text:tab/>-<text:s/>NONLIN. OPTICS<text:tab/><text:tab/>(Verdopplung, etc.)</text:p>
      <text:p text:style-name="P397"/>
      <text:p text:style-name="P398">ATOMIC PHYSICS</text:p>
      <text:p text:style-name="P399"><text:tab/><text:tab/>-<text:s/>GENERAL</text:p>
      <text:p text:style-name="P400"><text:tab/><text:tab/>-<text:s/>FS<text:tab/><text:tab/><text:tab/>(Exp. &amp; Parametrisierung)</text:p>
      <text:p text:style-name="P401"><text:tab/><text:tab/>-<text:s/>HFS<text:tab/><text:tab/><text:tab/>(Exp. &amp; Parametrisierung)</text:p>
      <text:p text:style-name="P402"><text:tab/><text:tab/>-<text:s/>IS<text:tab/><text:tab/><text:tab/>(Exp. &amp; Parametrisierung)</text:p>
      <text:p text:style-name="P403"><text:tab/><text:tab/>-<text:s/>SPECTROSCOPY<text:tab/>(Spektroskopiemethoden)</text:p>
      <text:p text:style-name="P404"><text:tab/><text:tab/>-<text:s/>RYDBERG</text:p>
      <text:soft-page-break/>
      <text:p text:style-name="P405"><text:tab/><text:tab/>-<text:s/>AB METHODS<text:tab/>(Atomstrahl Technik)</text:p>
      <text:p text:style-name="NurText"><text:span text:style-name="T406"><text:tab/></text:span><text:span text:style-name="T407"><text:tab/></text:span><text:span text:style-name="T408">-</text:span><text:span text:style-name="T409"><text:s/>TARGETS</text:span><text:span text:style-name="T410"><text:tab/></text:span><text:span text:style-name="T411"><text:tab/>(Polarisierte Target</text:span><text:span text:style-name="T412">s, COSY, etc.)</text:span></text:p>
      <text:p text:style-name="P413"><text:tab/><text:tab/>-<text:s/>TABBS<text:tab/><text:tab/>(Tabellen, etc.)</text:p>
      <text:p text:style-name="P414"><text:tab/><text:tab/>-<text:s/>FUND. TESTS<text:tab/>(Fund. Tests: QED, Allg.Rel. Theorie)</text:p>
      <text:p text:style-name="P415"/>
      <text:p text:style-name="P416"/>
      <text:p text:style-name="P417">ION TRAPS</text:p>
      <text:p text:style-name="P418"><text:tab/><text:tab/>-<text:s/>GENERAL<text:tab/><text:tab/>(auch Theorie)</text:p>
      <text:p text:style-name="P419"><text:tab/><text:tab/>-<text:s/>TECH<text:tab/><text:tab/>(Technik und Experimente)</text:p>
      <text:p text:style-name="NurText"><text:span text:style-name="T420"><text:tab/></text:span><text:span text:style-name="T421"><text:tab/></text:span><text:span text:style-name="T422">-</text:span><text:span text:style-name="T423"><text:s/>COOLING</text:span></text:p>
      <text:p text:style-name="P424"><text:tab/><text:tab/>-<text:s/>SPECTROSCOPY</text:p>
      <text:p text:style-name="P425"><text:tab/><text:tab/>-<text:s/>METROLOGY</text:p>
      <text:p text:style-name="P426"><text:tab/><text:tab/>-<text:s/>GEONIUM</text:p>
      <text:p text:style-name="P427"/>
      <text:p text:style-name="P428"/>
      <text:p text:style-name="P429">LASER MEDICINE</text:p>
      <text:p text:style-name="P430"><text:tab/><text:tab/>-<text:s/>GENERAL</text:p>
      <text:p text:style-name="P431"><text:tab/><text:tab/>-<text:s/>ANGIOPLASTY</text:p>
      <text:p text:style-name="P432"><text:tab/><text:tab/>-<text:s/>CANCER THERAPY</text:p>
      <text:p text:style-name="P433"><text:tab/><text:tab/>-<text:s/>PHOTO DYNAMIC THERAPY</text:p>
      <text:p text:style-name="P434"/>
      <text:p text:style-name="P435"/>
      <text:p text:style-name="P436">CLUSTER</text:p>
      <text:p text:style-name="P437"><text:tab/><text:tab/>-<text:s/>GENERAL<text:tab/><text:tab/>(auch Theorie)</text:p>
      <text:p text:style-name="P438"><text:tab/><text:tab/>-<text:s/>HANDLING<text:tab/>(Produktion, Detektierung)</text:p>
      <text:p text:style-name="P439"><text:tab/><text:tab/>-<text:s/>EXP<text:tab/><text:tab/>(Technik, Experimente)</text:p>
      <text:p text:style-name="P440"><text:tab/><text:tab/>-<text:s/>APPLICATIONS<text:tab/>(Anwendung der Experimente)</text:p>
      <text:p text:style-name="P441"/>
      <text:p text:style-name="P442">SURFACE</text:p>
      <text:p text:style-name="P443"><text:tab/><text:tab/>-<text:s/>GENERAL<text:tab/><text:tab/>(auch Theorie)</text:p>
      <text:p text:style-name="P444"><text:tab/><text:tab/>-<text:s/>EXP. TECH<text:tab/><text:tab/>(Analyse)</text:p>
      <text:p text:style-name="P445"/>
      <text:p text:style-name="P446"/>
      <text:p text:style-name="P447"/>
      <text:soft-page-break/>
      <text:p text:style-name="P448">7. Liste der benötigten Dateien</text:p>
      <text:p text:style-name="P449"/>
      <text:p text:style-name="P450"/>
      <text:p text:style-name="P451">Literaturverwaltungsprogramm IPADS</text:p>
      <text:p text:style-name="P452"/>
      <text:p text:style-name="P453"><text:tab/>IPADS.BAT <text:s text:c="4"/>- <text:s/>Batchdatei auf DOS-Ebene</text:p>
      <text:p text:style-name="P454"><text:tab/>IPADS.PRG <text:s text:c="4"/>- <text:s/>dBASE-Programmdatei</text:p>
      <text:p text:style-name="P455"><text:tab/>IPADS.*<text:tab/><text:s text:c="3"/>-<text:s text:c="2"/>Textdateien zur Erklärung</text:p>
      <text:p text:style-name="P456">IPADS.WP<text:tab/><text:s text:c="2"/><text:s/>-<text:s text:c="2"/>Dieser Text</text:p>
      <text:p text:style-name="P457">HILFE.PRG <text:s text:c="4"/>- <text:s/>dBASE-Programmdatei (Hilfemodul)</text:p>
      <text:p text:style-name="P458"><text:tab/>LIT.DBF <text:s text:c="6"/>- <text:s/>Literaturdatenbank</text:p>
      <text:p text:style-name="P459"><text:tab/>LIT.DBT <text:s text:c="6"/>- <text:s/>Literaturdatenbank (MEMO-Felder)</text:p>
      <text:p text:style-name="P460"><text:tab/>LIT.FMT <text:s text:c="6"/>- <text:s/>Formatdatei</text:p>
      <text:p text:style-name="P461"><text:tab/>LIT.NDX <text:s text:c="6"/>- <text:s/>Indexdatei</text:p>
      <text:p text:style-name="P462"><text:tab/>LISTE.FMT <text:s text:c="4"/>- <text:s/>Formatdatei zum Editieren</text:p>
      <text:p text:style-name="P463"><text:tab/>LISTn.FMT <text:s text:c="4"/>- <text:s/>Formatdateien zu SUCHn.DBF</text:p>
      <text:p text:style-name="P464"><text:tab/>SUCH1.DB? <text:s text:c="4"/>- <text:s/>temp. Suchdateien (AUTOREN)</text:p>
      <text:p text:style-name="NurText"><text:span text:style-name="T465"><text:tab/></text:span><text:span text:style-name="T466">SUCH2.DB? <text:s text:c="4"/>- <text:s/>temp. Suchdateien (TITEL&amp;KEY)</text:span></text:p>
      <text:p text:style-name="NurText"><text:span text:style-name="T467"><text:tab/>SUCH3.DB? <text:s text:c="4"/></text:span><text:span text:style-name="T468">- <text:s/>temp. Suchdateien (KEYWORD)</text:span></text:p>
      <text:p text:style-name="P469"><text:tab/>SUCHT.DB? <text:s text:c="4"/>- <text:s/>temp. Suchdateien (TITEL)</text:p>
      <text:p text:style-name="P470"><text:tab/>TEMP.DB? <text:s text:c="5"/>- <text:s/>temp. Arbeitsdateien der Literaturliste</text:p>
      <text:p text:style-name="P471"/>
      <text:p text:style-name="P472">Die Datei TEMP enthält die Einträge der Dateien SUCH1 ”und<text:s/>SUCH2.</text:p>
      <text:p text:style-name="P473"/>
      <text:p text:style-name="P474"/>
      <text:p text:style-name="P475">Wartungsprogramm SERVICE:•</text:p>
      <text:p text:style-name="P476"/>
      <text:p text:style-name="P477"><text:tab/>SERVICE.BAT <text:s/>- <text:s/>DOS-Stapeldatei (Batch)</text:p>
      <text:p text:style-name="P478"><text:tab/>SERVICE.PRG <text:s/>- <text:s/>dBASE-Programmdatei</text:p>
      <text:p text:style-name="P479"><text:tab/>KEYPACK.COM <text:s/>-<text:s/><text:s/>Filter-Programm, um doppelte<text:s/></text:p>
      <text:p text:style-name="P480">Stichworteintragungen zu verhindern.</text:p>
      <text:p text:style-name="P481"/>
      <text:p text:style-name="P482"><text:tab/>KEYPACK.PAS <text:s/>- <text:s/>Turbo-Pascal Quelldatei (s.o.)</text:p>
      <text:p text:style-name="P483"><text:tab/>FILTER.TXT <text:s text:c="2"/>- <text:s/>temporäre Stichwortdatei</text:p>
      <text:p text:style-name="P484"><text:tab/>ARTIKEL.TXT <text:s/>- <text:s/>Kurzliste aller Artikel</text:p>
      <text:p text:style-name="P485"><text:tab/>LIT.LST<text:tab/><text:s text:c="2"/>- <text:s/>ausf. Liste aller Artikel (s. LITCONV)</text:p>
      <text:p text:style-name="P486"><text:tab/>KEYWORDS.TXT - <text:s/>alphabetisch sortierte Stichwortdatei</text:p>
      <text:p text:style-name="P487"><text:tab/>TEMPKEY.DBF <text:s/>- <text:s/>Ursprungsdatei (Structure-Init.)</text:p>
      <text:p text:style-name="P488"/>
      <text:p text:style-name="P489"/>
      <text:p text:style-name="P490">temporäre Dateien:</text:p>
      <text:p text:style-name="P491"/>
      <text:p text:style-name="P492"><text:tab/>KEYn.DBF <text:s text:c="4"/>- <text:s/>temporäre dBASE-Einzelstichwortdatei</text:p>
      <text:p text:style-name="P493"><text:tab/>KEYn.TXT <text:s text:c="4"/>- <text:s/>temporäre Text-Einzelstichwortdatei</text:p>
      <text:p text:style-name="P494"><text:tab/>WORT.DBF <text:s text:c="4"/>- <text:s/>temporäre Gesamt-Stichwortdatei</text:p>
      <text:p text:style-name="P495"><text:tab/>KEYSORT.DBF <text:s/>- <text:s/>temp. sortierte Gesamt-Stichwortd¬atei</text:p>
      <text:p text:style-name="P496"/>
      <text:p text:style-name="P497"/>
      <text:p text:style-name="P498">Sonstige Programme (Konvertierung):</text:p>
      <text:p text:style-name="P499"/>
      <text:p text:style-name="P500">LITCONV.PAS <text:s/>-<text:s/>Konvertiert die ausführliche Literaturliste</text:p>
      <text:p text:style-name="P501">LIT.LST in die Textdatei LIT.ADI</text:p>
      <text:p text:style-name="P502"><text:tab/><text:tab/><text:tab/><text:tab/>(Funktionsweise wie DB3-ADI.PAS)</text:p>
      <text:p text:style-name="P503"><text:tab/>ADI-DB3.PAS <text:s/>-<text:s/>Konvertierprogramm von ADIMENS nach dBASE</text:p>
      <text:p text:style-name="P504"><text:tab/><text:tab/><text:tab/><text:tab/>(Eingabedatei: *.MRG, Ausgabedatei: *.TXT)</text:p>
      <text:p text:style-name="P505"><text:tab/>DB3-ADI.PAS <text:s/>-<text:s/>Konvertierprogramm von dBASE nach ADIMENS</text:p>
      <text:p text:style-name="P506"><text:tab/><text:tab/><text:tab/><text:tab/>(Eingabedatei: *.LST, Ausgabedatei: *.ADI)</text:p>
      <text:p text:style-name="P507"/>
      <text:p text:style-name="P508">Die entsprechenden *.COM-Dateien sind die mit Turbo-Pascal 3.0<text:s/>übersetzten, lauffähigen Programme.</text:p>
      <text:soft-page-break/>
      <text:p text:style-name="NurText"><text:span text:style-name="T509">8. Quelltexte der Programme:</text:span></text:p>
      <text:p text:style-name="P510"/>
      <text:p text:style-name="P511"/>
      <text:p text:style-name="P512"/>
      <text:p text:style-name="P513"/>
      <text:p text:style-name="P514"><text:tab/>A.<text:tab/>Literaturverwaltungsprogramm IPADS.PRG</text:p>
      <text:p text:style-name="P515"><text:tab/><text:tab/>(mit Hilfemodul HILFE.PRG)</text:p>
      <text:p text:style-name="P516"/>
      <text:p text:style-name="P517"/>
      <text:p text:style-name="P518"><text:tab/>B.<text:tab/>Wartungsprogramm SERVICE.PRG</text:p>
      <text:p text:style-name="P519"/>
      <text:p text:style-name="P520"/>
      <text:p text:style-name="P521">C.<text:tab/>DOS-Batchdatei IPADS.BAT</text:p>
      <text:p text:style-name="P522"/>
      <text:p text:style-name="P523"/>
      <text:p text:style-name="P524"><text:tab/>D.<text:tab/>DOS-Batchdatei SERVICE.BAT</text:p>
      <text:p text:style-name="P525"/>
      <text:p text:style-name="P526"/>
      <text:p text:style-name="P527">E.<text:tab/>Konvertierungsprogramm LITCONV.PAS</text:p>
      <text:p text:style-name="P528"/>
      <text:p text:style-name="P529"/>
      <text:p text:style-name="P530">F.<text:tab/>Filterprogramm KEYPACK.PAS</text:p>
      <text:p text:style-name="P531"/>
      <text:p text:style-name="P532"/>
      <text:p text:style-name="P533">G.<text:tab/>Konvertierungsprogramm ADI-DB3.PAS</text:p>
      <text:p text:style-name="P534"/>
      <text:p text:style-name="P535"/>
      <text:p text:style-name="P536">H.<text:tab/>Konvertierungsprogramm DB3-ADI.PAS</text:p>
      <text:p text:style-name="P537"/>
      <text:p text:style-name="P5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urText" style:display-name="Nur Text" style:family="paragraph" style:parent-style-name="Standard">
      <style:paragraph-properties fo:margin-bottom="0in" fo:line-height="100%"/>
      <style:text-properties style:font-name="Consolas" style:font-name-complex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7875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omas Fabula</meta:initial-creator>
    <dc:creator>Thomas Fabula</dc:creator>
    <meta:creation-date>2014-04-18T11:38:00Z</meta:creation-date>
    <dc:date>2014-04-18T11:38:00Z</dc:date>
    <meta:print-date>2014-04-18T11:37:00Z</meta:print-date>
    <meta:template xlink:href="Normal" xlink:type="simple"/>
    <meta:editing-cycles>2</meta:editing-cycles>
    <meta:editing-duration>PT0S</meta:editing-duration>
    <meta:document-statistic meta:page-count="14" meta:paragraph-count="44" meta:word-count="3065" meta:character-count="22332" meta:row-count="160" meta:non-whitespace-character-count="19311"/>
  </office:meta>
</office:document-meta>
</file>